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8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3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2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9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5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6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5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06" style:family="text">
      <style:text-properties fo:font-size="13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9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1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3" style:family="text">
      <style:text-properties fo:font-size="13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4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4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7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2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right"/>
    </style:style>
    <style:style style:name="P18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9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right"/>
    </style:style>
    <style:style style:name="P22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3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right"/>
    </style:style>
    <style:style style:name="P26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right"/>
    </style:style>
    <style:style style:name="P29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 fo:margin-left="-1.90pt" fo:text-indent="-3.50pt">
        <style:tab-stops>
          <style:tab-stop style:position="79.45pt"/>
          <style:tab-stop style:position="3291.55pt" style:type="center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-1.90pt" fo:text-indent="-3.50pt">
        <style:tab-stops>
          <style:tab-stop style:position="79.45pt"/>
          <style:tab-stop style:position="3291.55pt" style:type="center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justify" fo:margin-top="12.00pt" fo:margin-bottom="3.00pt">
        <style:tab-stops>
          <style:tab-stop style:position="21.60pt"/>
        </style:tab-stops>
      </style:paragraph-properties>
    </style:style>
    <style:style style:name="P37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38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39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40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41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42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43" style:family="paragraph">
      <style:paragraph-properties fo:line-height="100.00%" fo:text-align="justify" fo:margin-left="28.30pt" fo:text-indent="0.00pt">
        <style:tab-stops>
          <style:tab-stop style:position="385.30pt" style:type="right" style:leader-style="dotted"/>
        </style:tab-stops>
      </style:paragraph-properties>
    </style:style>
    <style:style style:name="P44" style:family="paragraph">
      <style:paragraph-properties fo:line-height="100.00%" fo:text-align="justify">
        <style:tab-stops>
          <style:tab-stop style:position="441.40pt" style:type="right" style:leader-style="dotted"/>
        </style:tab-stops>
      </style:paragraph-properties>
    </style:style>
    <style:style style:name="P45" style:family="paragraph">
      <style:paragraph-properties fo:line-height="100.00%" fo:text-align="justify"/>
    </style:style>
    <text:list-style style:name="L46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46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47" style:family="paragraph">
      <style:paragraph-properties fo:line-height="100.00%" fo:text-align="justify" fo:margin-left="7.20pt" fo:text-indent="-7.20pt" fo:margin-top="12.00pt" fo:margin-bottom="3.00pt"/>
    </style:style>
    <style:style style:name="P48" style:family="paragraph">
      <style:paragraph-properties fo:line-height="100.00%" fo:text-align="justify"/>
    </style:style>
    <text:list-style style:name="L49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49" style:family="paragraph">
      <style:paragraph-properties fo:line-height="100.00%" fo:text-align="justify" fo:margin-top="12.00pt" fo:margin-bottom="3.00pt"/>
    </style:style>
    <style:style style:name="P50" style:family="paragraph">
      <style:paragraph-properties fo:line-height="100.00%" fo:text-align="justify"/>
    </style:style>
    <text:list-style style:name="L51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51" style:family="paragraph">
      <style:paragraph-properties fo:line-height="100.00%" fo:text-align="justify" fo:margin-top="12.00pt" fo:margin-bottom="3.00pt"/>
    </style:style>
    <style:style style:name="P52" style:family="paragraph">
      <style:paragraph-properties fo:line-height="100.00%" fo:text-align="justify"/>
    </style:style>
    <text:list-style style:name="L53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53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54" style:family="paragraph">
      <style:paragraph-properties fo:line-height="100.00%" fo:text-align="justify"/>
    </style:style>
    <text:list-style style:name="L5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55" style:family="paragraph">
      <style:paragraph-properties fo:line-height="100.00%" fo:text-align="justify" fo:margin-top="12.00pt" fo:margin-bottom="3.00pt"/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4" style:family="paragraph">
      <style:paragraph-properties fo:line-height="100.00%" fo:text-align="left"/>
    </style:style>
    <text:list-style style:name="L6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65" style:family="paragraph">
      <style:paragraph-properties fo:line-height="100.00%" fo:text-align="justify" fo:margin-top="12.00pt" fo:margin-bottom="3.00pt"/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92" style:family="paragraph">
      <style:paragraph-properties fo:line-height="100.00%" fo:text-align="left"/>
    </style:style>
    <text:list-style style:name="L93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93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94" style:family="paragraph">
      <style:paragraph-properties fo:line-height="100.00%" fo:text-align="justify"/>
    </style:style>
    <text:list-style style:name="L9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5" style:family="paragraph">
      <style:paragraph-properties fo:line-height="100.00%" fo:text-align="justify" fo:margin-top="12.00pt" fo:margin-bottom="3.00pt"/>
    </style:style>
    <style:style style:name="P96" style:family="paragraph">
      <style:paragraph-properties fo:line-height="100.00%" fo:text-align="justify" fo:margin-left="7.20pt" fo:text-indent="-7.20pt" fo:margin-top="12.00pt" fo:margin-bottom="3.00pt">
        <style:tab-stops>
          <style:tab-stop style:position="0.00pt"/>
        </style:tab-stops>
      </style:paragraph-properties>
    </style:style>
    <style:style style:name="P97" style:family="paragraph">
      <style:paragraph-properties fo:line-height="100.00%" fo:text-align="justify"/>
    </style:style>
    <style:style style:name="P98" style:family="paragraph">
      <style:paragraph-properties fo:line-height="100.00%" fo:text-align="justify"/>
    </style:style>
    <text:list-style style:name="L99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9" style:family="paragraph">
      <style:paragraph-properties fo:line-height="100.00%" fo:text-align="justify" fo:margin-top="12.00pt" fo:margin-bottom="3.00pt"/>
    </style:style>
    <style:style style:name="P100" style:family="paragraph">
      <style:paragraph-properties fo:line-height="100.00%" fo:text-align="justify"/>
    </style:style>
    <style:style style:name="P101" style:family="paragraph">
      <style:paragraph-properties fo:line-height="100.00%" fo:text-align="justify"/>
    </style:style>
    <text:list-style style:name="L102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102" style:family="paragraph">
      <style:paragraph-properties fo:line-height="100.00%" fo:text-align="justify" fo:margin-top="12.00pt" fo:margin-bottom="3.00pt"/>
    </style:style>
    <style:style style:name="P103" style:family="paragraph">
      <style:paragraph-properties fo:line-height="100.00%" fo:text-align="justify"/>
    </style:style>
    <style:style style:name="P104" style:family="paragraph">
      <style:paragraph-properties fo:line-height="100.00%" fo:text-align="justify"/>
    </style:style>
    <text:list-style style:name="L105">
      <text:list-level-style-bullet text:level="1" text:bullet-char="•">
        <style:list-level-properties text:space-before="0.00pt" text:min-label-width="36.00pt"/>
        <style:text-properties fo:font-family="Symbol"/>
      </text:list-level-style-bullet>
    </text:list-style>
    <style:style style:name="P105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106" style:family="paragraph">
      <style:paragraph-properties fo:line-height="100.00%" fo:text-align="justify"/>
    </style:style>
    <style:style style:name="P10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08" style:family="paragraph">
      <style:paragraph-properties fo:line-height="100.00%" fo:text-align="justify"/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2" style:family="paragraph">
      <style:paragraph-properties fo:line-height="100.00%" fo:text-align="justify"/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5" style:family="paragraph">
      <style:paragraph-properties fo:line-height="100.00%" fo:text-align="justify"/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1" style:family="paragraph">
      <style:paragraph-properties fo:line-height="100.00%" fo:text-align="justify"/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4" style:family="paragraph">
      <style:paragraph-properties fo:line-height="100.00%" fo:text-align="justify"/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7" style:family="paragraph">
      <style:paragraph-properties fo:line-height="100.00%" fo:text-align="justify"/>
    </style:style>
    <style:style style:name="P12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31" style:family="paragraph">
      <style:paragraph-properties fo:line-height="100.00%" fo:text-align="justify"/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34" style:family="paragraph">
      <style:paragraph-properties fo:line-height="100.00%" fo:text-align="justify"/>
    </style:style>
    <style:style style:name="P13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36" style:family="paragraph">
      <style:paragraph-properties fo:line-height="100.00%" fo:text-align="justify"/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3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0" style:family="paragraph">
      <style:paragraph-properties fo:line-height="100.00%" fo:text-align="justify"/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3" style:family="paragraph">
      <style:paragraph-properties fo:line-height="100.00%" fo:text-align="justify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6" style:family="paragraph">
      <style:paragraph-properties fo:line-height="100.00%" fo:text-align="justify"/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9" style:family="paragraph">
      <style:paragraph-properties fo:line-height="100.00%" fo:text-align="justify"/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52" style:family="paragraph">
      <style:paragraph-properties fo:line-height="100.00%" fo:text-align="justify"/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55" style:family="paragraph">
      <style:paragraph-properties fo:line-height="100.00%" fo:text-align="justify"/>
    </style:style>
    <style:style style:name="P15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59" style:family="paragraph">
      <style:paragraph-properties fo:line-height="100.00%" fo:text-align="justify"/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62" style:family="paragraph">
      <style:paragraph-properties fo:line-height="100.00%" fo:text-align="justify"/>
    </style:style>
    <style:style style:name="P16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4" style:family="paragraph">
      <style:paragraph-properties fo:line-height="100.00%" fo:text-align="justify"/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8" style:family="paragraph">
      <style:paragraph-properties fo:line-height="100.00%" fo:text-align="justify"/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1" style:family="paragraph">
      <style:paragraph-properties fo:line-height="100.00%" fo:text-align="justify"/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4" style:family="paragraph">
      <style:paragraph-properties fo:line-height="100.00%" fo:text-align="justify"/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7" style:family="paragraph">
      <style:paragraph-properties fo:line-height="100.00%" fo:text-align="justify"/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80" style:family="paragraph">
      <style:paragraph-properties fo:line-height="100.00%" fo:text-align="justify"/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83" style:family="paragraph">
      <style:paragraph-properties fo:line-height="100.00%" fo:text-align="justify"/>
    </style:style>
    <style:style style:name="P18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7" style:family="paragraph">
      <style:paragraph-properties fo:line-height="100.00%" fo:text-align="justify"/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90" style:family="paragraph">
      <style:paragraph-properties fo:line-height="100.00%" fo:text-align="justify"/>
    </style:style>
    <style:style style:name="P19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2" style:family="paragraph">
      <style:paragraph-properties fo:line-height="100.00%" fo:text-align="justify"/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6" style:family="paragraph">
      <style:paragraph-properties fo:line-height="100.00%" fo:text-align="justify"/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0" style:family="paragraph">
      <style:paragraph-properties fo:line-height="100.00%" fo:text-align="justify"/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4" style:family="paragraph">
      <style:paragraph-properties fo:line-height="100.00%" fo:text-align="justify"/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8" style:family="paragraph">
      <style:paragraph-properties fo:line-height="100.00%" fo:text-align="justify"/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2" style:family="paragraph">
      <style:paragraph-properties fo:line-height="100.00%" fo:text-align="justify"/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5" style:family="paragraph">
      <style:paragraph-properties fo:line-height="100.00%" fo:text-align="justify"/>
    </style:style>
    <style:style style:name="P21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17" style:family="paragraph">
      <style:paragraph-properties fo:line-height="100.00%" fo:text-align="left"/>
    </style:style>
    <style:style style:name="P21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19" style:family="paragraph">
      <style:paragraph-properties fo:line-height="100.00%" fo:text-align="justify"/>
    </style:style>
    <style:style style:name="P220" style:family="paragraph">
      <style:paragraph-properties fo:line-height="115.00%" fo:text-align="left" fo:margin-bottom="10.00pt"/>
    </style:style>
    <style:style style:name="P22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22" style:family="paragraph">
      <style:paragraph-properties fo:line-height="100.00%" fo:text-align="justify"/>
    </style:style>
    <style:style style:name="P22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4" style:family="paragraph">
      <style:paragraph-properties fo:line-height="100.00%" fo:text-align="justify"/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8" style:family="paragraph">
      <style:paragraph-properties fo:line-height="100.00%" fo:text-align="justify"/>
    </style:style>
    <style:style style:name="P229" style:family="paragraph">
      <style:paragraph-properties fo:line-height="100.00%" fo:text-align="left"/>
    </style:style>
    <style:style style:name="P23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2" style:family="paragraph">
      <style:paragraph-properties fo:line-height="100.00%" fo:text-align="justify"/>
    </style:style>
    <style:style style:name="P233" style:family="paragraph">
      <style:paragraph-properties fo:line-height="100.00%" fo:text-align="left"/>
    </style:style>
    <style:style style:name="P23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6" style:family="paragraph">
      <style:paragraph-properties fo:line-height="100.00%" fo:text-align="justify"/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0" style:family="paragraph">
      <style:paragraph-properties fo:line-height="100.00%" fo:text-align="justify"/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3" style:family="paragraph">
      <style:paragraph-properties fo:line-height="100.00%" fo:text-align="justify"/>
    </style:style>
    <style:style style:name="P244" style:family="paragraph">
      <style:paragraph-properties fo:line-height="100.00%" fo:text-align="left"/>
    </style:style>
    <style:style style:name="P24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6" style:family="paragraph">
      <style:paragraph-properties fo:line-height="100.00%" fo:text-align="justify"/>
    </style:style>
    <style:style style:name="P24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50" style:family="paragraph">
      <style:paragraph-properties fo:line-height="100.00%" fo:text-align="justify"/>
    </style:style>
    <style:style style:name="P251" style:family="paragraph">
      <style:paragraph-properties fo:line-height="115.00%" fo:text-align="left" fo:margin-bottom="10.00pt"/>
    </style:style>
    <style:style style:name="P252" style:family="paragraph">
      <style:paragraph-properties fo:line-height="115.00%" fo:text-align="justify" fo:margin-bottom="10.00pt"/>
    </style:style>
    <style:style style:name="P25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54" style:family="paragraph">
      <style:paragraph-properties fo:line-height="100.00%" fo:text-align="justify"/>
    </style:style>
    <style:style style:name="P25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56" style:family="paragraph">
      <style:paragraph-properties fo:line-height="100.00%" fo:text-align="justify"/>
    </style:style>
    <style:style style:name="P257" style:family="paragraph">
      <style:paragraph-properties fo:line-height="100.00%" fo:text-align="left"/>
    </style:style>
    <style:style style:name="P25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5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0" style:family="paragraph">
      <style:paragraph-properties fo:line-height="100.00%" fo:text-align="justify"/>
    </style:style>
    <style:style style:name="P261" style:family="paragraph">
      <style:paragraph-properties fo:line-height="100.00%" fo:text-align="left"/>
    </style:style>
    <style:style style:name="P26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3" style:family="paragraph">
      <style:paragraph-properties fo:line-height="100.00%" fo:text-align="justify"/>
    </style:style>
    <style:style style:name="P264" style:family="paragraph">
      <style:paragraph-properties fo:line-height="100.00%" fo:text-align="left"/>
    </style:style>
    <style:style style:name="P26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6" style:family="paragraph">
      <style:paragraph-properties fo:line-height="100.00%" fo:text-align="justify"/>
    </style:style>
    <style:style style:name="P267" style:family="paragraph">
      <style:paragraph-properties fo:line-height="100.00%" fo:text-align="left"/>
    </style:style>
    <style:style style:name="P26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9" style:family="paragraph">
      <style:paragraph-properties fo:line-height="100.00%" fo:text-align="justify"/>
    </style:style>
    <style:style style:name="P270" style:family="paragraph">
      <style:paragraph-properties fo:line-height="100.00%" fo:text-align="left"/>
    </style:style>
    <style:style style:name="P27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72" style:family="paragraph">
      <style:paragraph-properties fo:line-height="100.00%" fo:text-align="justify"/>
    </style:style>
    <style:style style:name="P273" style:family="paragraph">
      <style:paragraph-properties fo:line-height="100.00%" fo:text-align="left"/>
    </style:style>
    <style:style style:name="P27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75" style:family="paragraph">
      <style:paragraph-properties fo:line-height="100.00%" fo:text-align="justify"/>
    </style:style>
    <style:style style:name="P27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79" style:family="paragraph">
      <style:paragraph-properties fo:line-height="100.00%" fo:text-align="justify"/>
    </style:style>
    <style:style style:name="P280" style:family="paragraph">
      <style:paragraph-properties fo:line-height="100.00%" fo:text-align="left"/>
    </style:style>
    <style:style style:name="P28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82" style:family="paragraph">
      <style:paragraph-properties fo:line-height="100.00%" fo:text-align="justify"/>
    </style:style>
    <style:style style:name="P28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4" style:family="paragraph">
      <style:paragraph-properties fo:line-height="100.00%" fo:text-align="justify"/>
    </style:style>
    <style:style style:name="P285" style:family="paragraph">
      <style:paragraph-properties fo:line-height="100.00%" fo:text-align="left"/>
    </style:style>
    <style:style style:name="P28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8" style:family="paragraph">
      <style:paragraph-properties fo:line-height="100.00%" fo:text-align="justify"/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2" style:family="paragraph">
      <style:paragraph-properties fo:line-height="100.00%" fo:text-align="justify"/>
    </style:style>
    <style:style style:name="P293" style:family="paragraph">
      <style:paragraph-properties fo:line-height="100.00%" fo:text-align="left"/>
    </style:style>
    <style:style style:name="P29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5" style:family="paragraph">
      <style:paragraph-properties fo:line-height="100.00%" fo:text-align="justify"/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8" style:family="paragraph">
      <style:paragraph-properties fo:line-height="100.00%" fo:text-align="justify"/>
    </style:style>
    <style:style style:name="P299" style:family="paragraph">
      <style:paragraph-properties fo:line-height="100.00%" fo:text-align="left"/>
    </style:style>
    <style:style style:name="P30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01" style:family="paragraph">
      <style:paragraph-properties fo:line-height="100.00%" fo:text-align="justify"/>
    </style:style>
    <style:style style:name="P302" style:family="paragraph">
      <style:paragraph-properties fo:line-height="100.00%" fo:text-align="left"/>
    </style:style>
    <style:style style:name="P30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04" style:family="paragraph">
      <style:paragraph-properties fo:line-height="100.00%" fo:text-align="justify"/>
    </style:style>
    <style:style style:name="P30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06" style:family="paragraph">
      <style:paragraph-properties fo:line-height="100.00%" fo:text-align="left"/>
    </style:style>
    <style:style style:name="P30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08" style:family="paragraph">
      <style:paragraph-properties fo:line-height="100.00%" fo:text-align="justify"/>
    </style:style>
    <style:style style:name="P309" style:family="paragraph">
      <style:paragraph-properties fo:line-height="100.00%" fo:text-align="left"/>
    </style:style>
    <style:style style:name="P31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11" style:family="paragraph">
      <style:paragraph-properties fo:line-height="100.00%" fo:text-align="justify"/>
    </style:style>
    <style:style style:name="P31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3" style:family="paragraph">
      <style:paragraph-properties fo:line-height="100.00%" fo:text-align="justify"/>
    </style:style>
    <style:style style:name="P314" style:family="paragraph">
      <style:paragraph-properties fo:line-height="100.00%" fo:text-align="left"/>
    </style:style>
    <style:style style:name="P31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7" style:family="paragraph">
      <style:paragraph-properties fo:line-height="100.00%" fo:text-align="justify"/>
    </style:style>
    <style:style style:name="P318" style:family="paragraph">
      <style:paragraph-properties fo:line-height="100.00%" fo:text-align="left"/>
    </style:style>
    <style:style style:name="P31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0" style:family="paragraph">
      <style:paragraph-properties fo:line-height="100.00%" fo:text-align="justify"/>
    </style:style>
    <style:style style:name="P321" style:family="paragraph">
      <style:paragraph-properties fo:line-height="100.00%" fo:text-align="left"/>
    </style:style>
    <style:style style:name="P32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3" style:family="paragraph">
      <style:paragraph-properties fo:line-height="100.00%" fo:text-align="justify"/>
    </style:style>
    <style:style style:name="P324" style:family="paragraph">
      <style:paragraph-properties fo:line-height="100.00%" fo:text-align="left"/>
    </style:style>
    <style:style style:name="P32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6" style:family="paragraph">
      <style:paragraph-properties fo:line-height="100.00%" fo:text-align="justify"/>
    </style:style>
    <style:style style:name="P327" style:family="paragraph">
      <style:paragraph-properties fo:line-height="100.00%" fo:text-align="left"/>
    </style:style>
    <style:style style:name="P32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9" style:family="paragraph">
      <style:paragraph-properties fo:line-height="100.00%" fo:text-align="justify"/>
    </style:style>
    <style:style style:name="P330" style:family="paragraph">
      <style:paragraph-properties fo:line-height="100.00%" fo:text-align="left"/>
    </style:style>
    <style:style style:name="P33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32" style:family="paragraph">
      <style:paragraph-properties fo:line-height="100.00%" fo:text-align="justify"/>
    </style:style>
    <style:style style:name="P33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4" style:family="paragraph">
      <style:paragraph-properties fo:line-height="100.00%" fo:text-align="left"/>
    </style:style>
    <style:style style:name="P33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7" style:family="paragraph">
      <style:paragraph-properties fo:line-height="100.00%" fo:text-align="justify"/>
    </style:style>
    <style:style style:name="P338" style:family="paragraph">
      <style:paragraph-properties fo:line-height="100.00%" fo:text-align="left"/>
    </style:style>
    <style:style style:name="P33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40" style:family="paragraph">
      <style:paragraph-properties fo:line-height="100.00%" fo:text-align="justify"/>
    </style:style>
    <style:style style:name="P34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2" style:family="paragraph">
      <style:paragraph-properties fo:line-height="100.00%" fo:text-align="justify"/>
    </style:style>
    <style:style style:name="P343" style:family="paragraph">
      <style:paragraph-properties fo:line-height="100.00%" fo:text-align="left"/>
    </style:style>
    <style:style style:name="P34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6" style:family="paragraph">
      <style:paragraph-properties fo:line-height="100.00%" fo:text-align="justify"/>
    </style:style>
    <style:style style:name="P347" style:family="paragraph">
      <style:paragraph-properties fo:line-height="100.00%" fo:text-align="left"/>
    </style:style>
    <style:style style:name="P34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0" style:family="paragraph">
      <style:paragraph-properties fo:line-height="100.00%" fo:text-align="justify"/>
    </style:style>
    <style:style style:name="P351" style:family="paragraph">
      <style:paragraph-properties fo:line-height="100.00%" fo:text-align="left"/>
    </style:style>
    <style:style style:name="P35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3" style:family="paragraph">
      <style:paragraph-properties fo:line-height="100.00%" fo:text-align="justify"/>
    </style:style>
    <style:style style:name="P354" style:family="paragraph">
      <style:paragraph-properties fo:line-height="100.00%" fo:text-align="left"/>
    </style:style>
    <style:style style:name="P35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6" style:family="paragraph">
      <style:paragraph-properties fo:line-height="100.00%" fo:text-align="justify"/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9" style:family="paragraph">
      <style:paragraph-properties fo:line-height="100.00%" fo:text-align="justify"/>
    </style:style>
    <style:style style:name="P360" style:family="paragraph">
      <style:paragraph-properties fo:line-height="100.00%" fo:text-align="left"/>
    </style:style>
    <style:style style:name="P36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62" style:family="paragraph">
      <style:paragraph-properties fo:line-height="100.00%" fo:text-align="justify"/>
    </style:style>
    <style:style style:name="P36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4" style:family="paragraph">
      <style:paragraph-properties fo:line-height="100.00%" fo:text-align="left"/>
    </style:style>
    <style:style style:name="P36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7" style:family="paragraph">
      <style:paragraph-properties fo:line-height="100.00%" fo:text-align="justify"/>
    </style:style>
    <style:style style:name="P368" style:family="paragraph">
      <style:paragraph-properties fo:line-height="100.00%" fo:text-align="left"/>
    </style:style>
    <style:style style:name="P36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70" style:family="paragraph">
      <style:paragraph-properties fo:line-height="100.00%" fo:text-align="justify"/>
    </style:style>
    <style:style style:name="P37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2" style:family="paragraph">
      <style:paragraph-properties fo:line-height="100.00%" fo:text-align="justify"/>
    </style:style>
    <style:style style:name="P373" style:family="paragraph">
      <style:paragraph-properties fo:line-height="100.00%" fo:text-align="left"/>
    </style:style>
    <style:style style:name="P37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6" style:family="paragraph">
      <style:paragraph-properties fo:line-height="100.00%" fo:text-align="justify"/>
    </style:style>
    <style:style style:name="P377" style:family="paragraph">
      <style:paragraph-properties fo:line-height="100.00%" fo:text-align="left"/>
    </style:style>
    <style:style style:name="P37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0" style:family="paragraph">
      <style:paragraph-properties fo:line-height="100.00%" fo:text-align="justify"/>
    </style:style>
    <style:style style:name="P381" style:family="paragraph">
      <style:paragraph-properties fo:line-height="100.00%" fo:text-align="left"/>
    </style:style>
    <style:style style:name="P38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3" style:family="paragraph">
      <style:paragraph-properties fo:line-height="100.00%" fo:text-align="justify"/>
    </style:style>
    <style:style style:name="P384" style:family="paragraph">
      <style:paragraph-properties fo:line-height="100.00%" fo:text-align="left"/>
    </style:style>
    <style:style style:name="P38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6" style:family="paragraph">
      <style:paragraph-properties fo:line-height="100.00%" fo:text-align="justify"/>
    </style:style>
    <style:style style:name="P387" style:family="paragraph">
      <style:paragraph-properties fo:line-height="100.00%" fo:text-align="left"/>
    </style:style>
    <style:style style:name="P38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90" style:family="paragraph">
      <style:paragraph-properties fo:line-height="100.00%" fo:text-align="justify"/>
    </style:style>
    <style:style style:name="P391" style:family="paragraph">
      <style:paragraph-properties fo:line-height="100.00%" fo:text-align="left"/>
    </style:style>
    <style:style style:name="P39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93" style:family="paragraph">
      <style:paragraph-properties fo:line-height="100.00%" fo:text-align="justify"/>
    </style:style>
    <style:style style:name="P39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5" style:family="paragraph">
      <style:paragraph-properties fo:line-height="100.00%" fo:text-align="left"/>
    </style:style>
    <style:style style:name="P39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8" style:family="paragraph">
      <style:paragraph-properties fo:line-height="100.00%" fo:text-align="justify"/>
    </style:style>
    <style:style style:name="P399" style:family="paragraph">
      <style:paragraph-properties fo:line-height="100.00%" fo:text-align="left"/>
    </style:style>
    <style:style style:name="P40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01" style:family="paragraph">
      <style:paragraph-properties fo:line-height="100.00%" fo:text-align="justify"/>
    </style:style>
    <style:style style:name="P402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3" style:family="paragraph">
      <style:paragraph-properties fo:line-height="100.00%" fo:text-align="justify"/>
    </style:style>
    <style:style style:name="P404" style:family="paragraph">
      <style:paragraph-properties fo:line-height="100.00%" fo:text-align="left"/>
    </style:style>
    <style:style style:name="P405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6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7" style:family="paragraph">
      <style:paragraph-properties fo:line-height="100.00%" fo:text-align="justify"/>
    </style:style>
    <style:style style:name="P408" style:family="paragraph">
      <style:paragraph-properties fo:line-height="100.00%" fo:text-align="left"/>
    </style:style>
    <style:style style:name="P409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0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1" style:family="paragraph">
      <style:paragraph-properties fo:line-height="100.00%" fo:text-align="justify"/>
    </style:style>
    <style:style style:name="P412" style:family="paragraph">
      <style:paragraph-properties fo:line-height="100.00%" fo:text-align="left"/>
    </style:style>
    <style:style style:name="P413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4" style:family="paragraph">
      <style:paragraph-properties fo:line-height="100.00%" fo:text-align="justify"/>
    </style:style>
    <style:style style:name="P415" style:family="paragraph">
      <style:paragraph-properties fo:line-height="100.00%" fo:text-align="left"/>
    </style:style>
    <style:style style:name="P416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7" style:family="paragraph">
      <style:paragraph-properties fo:line-height="100.00%" fo:text-align="justify"/>
    </style:style>
    <style:style style:name="P418" style:family="paragraph">
      <style:paragraph-properties fo:line-height="100.00%" fo:text-align="left"/>
    </style:style>
    <style:style style:name="P419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20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21" style:family="paragraph">
      <style:paragraph-properties fo:line-height="100.00%" fo:text-align="justify"/>
    </style:style>
    <style:style style:name="P422" style:family="paragraph">
      <style:paragraph-properties fo:line-height="100.00%" fo:text-align="left"/>
    </style:style>
    <style:style style:name="P423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24" style:family="paragraph">
      <style:paragraph-properties fo:line-height="100.00%" fo:text-align="justify"/>
    </style:style>
    <style:style style:name="P42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6" style:family="paragraph">
      <style:paragraph-properties fo:line-height="100.00%" fo:text-align="left"/>
    </style:style>
    <style:style style:name="P42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9" style:family="paragraph">
      <style:paragraph-properties fo:line-height="100.00%" fo:text-align="justify"/>
    </style:style>
    <style:style style:name="P430" style:family="paragraph">
      <style:paragraph-properties fo:line-height="100.00%" fo:text-align="left"/>
    </style:style>
    <style:style style:name="P43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32" style:family="paragraph">
      <style:paragraph-properties fo:line-height="100.00%" fo:text-align="justify"/>
    </style:style>
    <style:style style:name="P43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4" style:family="paragraph">
      <style:paragraph-properties fo:line-height="100.00%" fo:text-align="justify"/>
    </style:style>
    <style:style style:name="P435" style:family="paragraph">
      <style:paragraph-properties fo:line-height="100.00%" fo:text-align="left"/>
    </style:style>
    <style:style style:name="P43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8" style:family="paragraph">
      <style:paragraph-properties fo:line-height="100.00%" fo:text-align="justify"/>
    </style:style>
    <style:style style:name="P439" style:family="paragraph">
      <style:paragraph-properties fo:line-height="100.00%" fo:text-align="left"/>
    </style:style>
    <style:style style:name="P44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2" style:family="paragraph">
      <style:paragraph-properties fo:line-height="100.00%" fo:text-align="justify"/>
    </style:style>
    <style:style style:name="P443" style:family="paragraph">
      <style:paragraph-properties fo:line-height="100.00%" fo:text-align="left"/>
    </style:style>
    <style:style style:name="P44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5" style:family="paragraph">
      <style:paragraph-properties fo:line-height="100.00%" fo:text-align="justify"/>
    </style:style>
    <style:style style:name="P446" style:family="paragraph">
      <style:paragraph-properties fo:line-height="100.00%" fo:text-align="left"/>
    </style:style>
    <style:style style:name="P44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8" style:family="paragraph">
      <style:paragraph-properties fo:line-height="100.00%" fo:text-align="justify"/>
    </style:style>
    <style:style style:name="P449" style:family="paragraph">
      <style:paragraph-properties fo:line-height="100.00%" fo:text-align="left"/>
    </style:style>
    <style:style style:name="P45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2" style:family="paragraph">
      <style:paragraph-properties fo:line-height="100.00%" fo:text-align="justify"/>
    </style:style>
    <style:style style:name="P453" style:family="paragraph">
      <style:paragraph-properties fo:line-height="100.00%" fo:text-align="left"/>
    </style:style>
    <style:style style:name="P45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5" style:family="paragraph">
      <style:paragraph-properties fo:line-height="100.00%" fo:text-align="justify"/>
    </style:style>
    <style:style style:name="P45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57" style:family="paragraph">
      <style:paragraph-properties fo:line-height="100.00%" fo:text-align="left"/>
    </style:style>
    <style:style style:name="P45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5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60" style:family="paragraph">
      <style:paragraph-properties fo:line-height="100.00%" fo:text-align="justify"/>
    </style:style>
    <style:style style:name="P461" style:family="paragraph">
      <style:paragraph-properties fo:line-height="100.00%" fo:text-align="left"/>
    </style:style>
    <style:style style:name="P462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63" style:family="paragraph">
      <style:paragraph-properties fo:line-height="100.00%" fo:text-align="justify"/>
    </style:style>
    <style:style style:name="P46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5" style:family="paragraph">
      <style:paragraph-properties fo:line-height="100.00%" fo:text-align="justify"/>
    </style:style>
    <style:style style:name="P466" style:family="paragraph">
      <style:paragraph-properties fo:line-height="100.00%" fo:text-align="left"/>
    </style:style>
    <style:style style:name="P46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8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9" style:family="paragraph">
      <style:paragraph-properties fo:line-height="100.00%" fo:text-align="justify"/>
    </style:style>
    <style:style style:name="P470" style:family="paragraph">
      <style:paragraph-properties fo:line-height="100.00%" fo:text-align="left"/>
    </style:style>
    <style:style style:name="P47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3" style:family="paragraph">
      <style:paragraph-properties fo:line-height="100.00%" fo:text-align="justify"/>
    </style:style>
    <style:style style:name="P474" style:family="paragraph">
      <style:paragraph-properties fo:line-height="100.00%" fo:text-align="left"/>
    </style:style>
    <style:style style:name="P475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6" style:family="paragraph">
      <style:paragraph-properties fo:line-height="100.00%" fo:text-align="justify"/>
    </style:style>
    <style:style style:name="P47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8" style:family="paragraph">
      <style:paragraph-properties fo:line-height="100.00%" fo:text-align="justify"/>
    </style:style>
    <style:style style:name="P479" style:family="paragraph">
      <style:paragraph-properties fo:line-height="100.00%" fo:text-align="left"/>
    </style:style>
    <style:style style:name="P48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2" style:family="paragraph">
      <style:paragraph-properties fo:line-height="100.00%" fo:text-align="justify"/>
    </style:style>
    <style:style style:name="P483" style:family="paragraph">
      <style:paragraph-properties fo:line-height="100.00%" fo:text-align="left"/>
    </style:style>
    <style:style style:name="P48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5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6" style:family="paragraph">
      <style:paragraph-properties fo:line-height="100.00%" fo:text-align="justify"/>
    </style:style>
    <style:style style:name="P487" style:family="paragraph">
      <style:paragraph-properties fo:line-height="100.00%" fo:text-align="left"/>
    </style:style>
    <style:style style:name="P488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9" style:family="paragraph">
      <style:paragraph-properties fo:line-height="100.00%" fo:text-align="justify"/>
    </style:style>
    <style:style style:name="P49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1" style:family="paragraph">
      <style:paragraph-properties fo:line-height="100.00%" fo:text-align="justify"/>
    </style:style>
    <style:style style:name="P492" style:family="paragraph">
      <style:paragraph-properties fo:line-height="100.00%" fo:text-align="left"/>
    </style:style>
    <style:style style:name="P49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5" style:family="paragraph">
      <style:paragraph-properties fo:line-height="100.00%" fo:text-align="justify"/>
    </style:style>
    <style:style style:name="P496" style:family="paragraph">
      <style:paragraph-properties fo:line-height="100.00%" fo:text-align="left"/>
    </style:style>
    <style:style style:name="P49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8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9" style:family="paragraph">
      <style:paragraph-properties fo:line-height="100.00%" fo:text-align="justify"/>
    </style:style>
    <style:style style:name="P500" style:family="paragraph">
      <style:paragraph-properties fo:line-height="100.00%" fo:text-align="left"/>
    </style:style>
    <style:style style:name="P50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2" style:family="paragraph">
      <style:paragraph-properties fo:line-height="100.00%" fo:text-align="justify"/>
    </style:style>
    <style:style style:name="P50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4" style:family="paragraph">
      <style:paragraph-properties fo:line-height="100.00%" fo:text-align="justify"/>
    </style:style>
    <style:style style:name="P505" style:family="paragraph">
      <style:paragraph-properties fo:line-height="100.00%" fo:text-align="left"/>
    </style:style>
    <style:style style:name="P50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8" style:family="paragraph">
      <style:paragraph-properties fo:line-height="100.00%" fo:text-align="justify"/>
    </style:style>
    <style:style style:name="P509" style:family="paragraph">
      <style:paragraph-properties fo:line-height="100.00%" fo:text-align="left"/>
    </style:style>
    <style:style style:name="P51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2" style:family="paragraph">
      <style:paragraph-properties fo:line-height="100.00%" fo:text-align="justify"/>
    </style:style>
    <style:style style:name="P513" style:family="paragraph">
      <style:paragraph-properties fo:line-height="100.00%" fo:text-align="left"/>
    </style:style>
    <style:style style:name="P51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5" style:family="paragraph">
      <style:paragraph-properties fo:line-height="100.00%" fo:text-align="justify"/>
    </style:style>
    <style:style style:name="P51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7" style:family="paragraph">
      <style:paragraph-properties fo:line-height="100.00%" fo:text-align="justify"/>
    </style:style>
    <style:style style:name="P518" style:family="paragraph">
      <style:paragraph-properties fo:line-height="100.00%" fo:text-align="left"/>
    </style:style>
    <style:style style:name="P51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1" style:family="paragraph">
      <style:paragraph-properties fo:line-height="100.00%" fo:text-align="justify"/>
    </style:style>
    <style:style style:name="P522" style:family="paragraph">
      <style:paragraph-properties fo:line-height="100.00%" fo:text-align="left"/>
    </style:style>
    <style:style style:name="P52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5" style:family="paragraph">
      <style:paragraph-properties fo:line-height="100.00%" fo:text-align="justify"/>
    </style:style>
    <style:style style:name="P526" style:family="paragraph">
      <style:paragraph-properties fo:line-height="100.00%" fo:text-align="left"/>
    </style:style>
    <style:style style:name="P52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8" style:family="paragraph">
      <style:paragraph-properties fo:line-height="100.00%" fo:text-align="justify"/>
    </style:style>
    <style:style style:name="P52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0" style:family="paragraph">
      <style:paragraph-properties fo:line-height="100.00%" fo:text-align="justify"/>
    </style:style>
    <style:style style:name="P531" style:family="paragraph">
      <style:paragraph-properties fo:line-height="100.00%" fo:text-align="left"/>
    </style:style>
    <style:style style:name="P53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4" style:family="paragraph">
      <style:paragraph-properties fo:line-height="100.00%" fo:text-align="justify"/>
    </style:style>
    <style:style style:name="P535" style:family="paragraph">
      <style:paragraph-properties fo:line-height="100.00%" fo:text-align="left"/>
    </style:style>
    <style:style style:name="P53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8" style:family="paragraph">
      <style:paragraph-properties fo:line-height="100.00%" fo:text-align="justify"/>
    </style:style>
    <style:style style:name="P539" style:family="paragraph">
      <style:paragraph-properties fo:line-height="100.00%" fo:text-align="left"/>
    </style:style>
    <style:style style:name="P54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41" style:family="paragraph">
      <style:paragraph-properties fo:line-height="100.00%" fo:text-align="justify"/>
    </style:style>
    <style:style style:name="TableColumn0100" style:family="table-column">
      <style:table-column-properties style:column-width="4.834722in"/>
    </style:style>
    <style:style style:name="TableColumn0101" style:family="table-column">
      <style:table-column-properties style:column-width="1.377778in"/>
    </style:style>
    <style:style style:name="Table01" style:family="table">
      <style:table-properties style:width="6.212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200" style:family="table-column">
      <style:table-column-properties style:column-width="1.077083in"/>
    </style:style>
    <style:style style:name="TableColumn0201" style:family="table-column">
      <style:table-column-properties style:column-width="5.135417in"/>
    </style:style>
    <style:style style:name="Table02" style:family="table">
      <style:table-properties style:width="6.2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300" style:family="table-column">
      <style:table-column-properties style:column-width="1.026389in"/>
    </style:style>
    <style:style style:name="TableColumn0301" style:family="table-column">
      <style:table-column-properties style:column-width="5.012500in"/>
    </style:style>
    <style:style style:name="Table03" style:family="table">
      <style:table-properties style:width="6.03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400" style:family="table-column">
      <style:table-column-properties style:column-width="1.026389in"/>
    </style:style>
    <style:style style:name="TableColumn0401" style:family="table-column">
      <style:table-column-properties style:column-width="5.012500in"/>
    </style:style>
    <style:style style:name="Table04" style:family="table">
      <style:table-properties style:width="6.0388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1.026389in"/>
    </style:style>
    <style:style style:name="TableColumn0501" style:family="table-column">
      <style:table-column-properties style:column-width="5.012500in"/>
    </style:style>
    <style:style style:name="Table05" style:family="table">
      <style:table-properties style:width="6.0388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600" style:family="table-column">
      <style:table-column-properties style:column-width="1.026389in"/>
    </style:style>
    <style:style style:name="TableColumn0601" style:family="table-column">
      <style:table-column-properties style:column-width="5.012500in"/>
    </style:style>
    <style:style style:name="Table06" style:family="table">
      <style:table-properties style:width="6.0388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700" style:family="table-column">
      <style:table-column-properties style:column-width="1.249306in"/>
    </style:style>
    <style:style style:name="TableColumn0701" style:family="table-column">
      <style:table-column-properties style:column-width="4.789583in"/>
    </style:style>
    <style:style style:name="Table07" style:family="table">
      <style:table-properties style:width="6.038889in" fo:margin-left="0.000000in" style:writing-mode="lr" table:align="left" style:may-break-between-rows="true"/>
    </style:style>
    <style:style style:name="TableRow0700" style:family="table-row">
      <style:table-row-properties style:min-row-height="0.177083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800" style:family="table-column">
      <style:table-column-properties style:column-width="6.038889in"/>
    </style:style>
    <style:style style:name="Table08" style:family="table">
      <style:table-properties style:width="6.0388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900" style:family="table-column">
      <style:table-column-properties style:column-width="1.249306in"/>
    </style:style>
    <style:style style:name="TableColumn0901" style:family="table-column">
      <style:table-column-properties style:column-width="4.789583in"/>
    </style:style>
    <style:style style:name="Table09" style:family="table">
      <style:table-properties style:width="6.038889in" fo:margin-left="0.000000in" style:writing-mode="lr" table:align="left" style:may-break-between-rows="true"/>
    </style:style>
    <style:style style:name="TableRow0900" style:family="table-row">
      <style:table-row-properties style:min-row-height="0.177083in"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000" style:family="table-column">
      <style:table-column-properties style:column-width="6.038889in"/>
    </style:style>
    <style:style style:name="Table10" style:family="table">
      <style:table-properties style:width="6.038889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100" style:family="table-column">
      <style:table-column-properties style:column-width="1.249306in"/>
    </style:style>
    <style:style style:name="TableColumn1101" style:family="table-column">
      <style:table-column-properties style:column-width="4.789583in"/>
    </style:style>
    <style:style style:name="Table11" style:family="table">
      <style:table-properties style:width="6.038889in" fo:margin-left="0.000000in" style:writing-mode="lr" table:align="left" style:may-break-between-rows="true"/>
    </style:style>
    <style:style style:name="TableRow1100" style:family="table-row">
      <style:table-row-properties style:min-row-height="0.177083in"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200" style:family="table-column">
      <style:table-column-properties style:column-width="6.038889in"/>
    </style:style>
    <style:style style:name="Table12" style:family="table">
      <style:table-properties style:width="6.0388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300" style:family="table-column">
      <style:table-column-properties style:column-width="1.249306in"/>
    </style:style>
    <style:style style:name="TableColumn1301" style:family="table-column">
      <style:table-column-properties style:column-width="4.789583in"/>
    </style:style>
    <style:style style:name="Table13" style:family="table">
      <style:table-properties style:width="6.038889in" fo:margin-left="0.000000in" style:writing-mode="lr" table:align="left" style:may-break-between-rows="true"/>
    </style:style>
    <style:style style:name="TableRow1300" style:family="table-row">
      <style:table-row-properties style:min-row-height="0.177083in"/>
    </style:style>
    <style:style style:name="TableCell1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2" style:family="table-row">
      <style:table-row-properties style:min-row-height="0.166667in"/>
    </style:style>
    <style:style style:name="TableCell1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3" style:family="table-row">
      <style:table-row-properties style:min-row-height="0.138889in"/>
    </style:style>
    <style:style style:name="TableCell1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4" style:family="table-row">
      <style:table-row-properties style:min-row-height="0.343750in"/>
    </style:style>
    <style:style style:name="TableCell1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400" style:family="table-column">
      <style:table-column-properties style:column-width="6.038889in"/>
    </style:style>
    <style:style style:name="Table14" style:family="table">
      <style:table-properties style:width="6.038889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500" style:family="table-column">
      <style:table-column-properties style:column-width="1.249306in"/>
    </style:style>
    <style:style style:name="TableColumn1501" style:family="table-column">
      <style:table-column-properties style:column-width="4.789583in"/>
    </style:style>
    <style:style style:name="Table15" style:family="table">
      <style:table-properties style:width="6.038889in" fo:margin-left="0.000000in" style:writing-mode="lr" table:align="left" style:may-break-between-rows="true"/>
    </style:style>
    <style:style style:name="TableRow1500" style:family="table-row">
      <style:table-row-properties style:min-row-height="0.177083in"/>
    </style:style>
    <style:style style:name="TableCell1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1" style:family="table-row">
      <style:table-row-properties style:min-row-height="0.145833in"/>
    </style:style>
    <style:style style:name="TableCell1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2" style:family="table-row">
      <style:table-row-properties style:min-row-height="0.156250in"/>
    </style:style>
    <style:style style:name="TableCell1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3" style:family="table-row">
      <style:table-row-properties style:min-row-height="0.145833in"/>
    </style:style>
    <style:style style:name="TableCell1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4" style:family="table-row">
      <style:table-row-properties/>
    </style:style>
    <style:style style:name="TableCell1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5" style:family="table-row">
      <style:table-row-properties/>
    </style:style>
    <style:style style:name="TableCell1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600" style:family="table-column">
      <style:table-column-properties style:column-width="6.038889in"/>
    </style:style>
    <style:style style:name="Table16" style:family="table">
      <style:table-properties style:width="6.038889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700" style:family="table-column">
      <style:table-column-properties style:column-width="1.249306in"/>
    </style:style>
    <style:style style:name="TableColumn1701" style:family="table-column">
      <style:table-column-properties style:column-width="4.789583in"/>
    </style:style>
    <style:style style:name="Table17" style:family="table">
      <style:table-properties style:width="6.038889in" fo:margin-left="0.000000in" style:writing-mode="lr" table:align="left" style:may-break-between-rows="true"/>
    </style:style>
    <style:style style:name="TableRow1700" style:family="table-row">
      <style:table-row-properties style:min-row-height="0.177083in"/>
    </style:style>
    <style:style style:name="TableCell1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1" style:family="table-row">
      <style:table-row-properties/>
    </style:style>
    <style:style style:name="TableCell1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2" style:family="table-row">
      <style:table-row-properties/>
    </style:style>
    <style:style style:name="TableCell1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3" style:family="table-row">
      <style:table-row-properties/>
    </style:style>
    <style:style style:name="TableCell1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4" style:family="table-row">
      <style:table-row-properties/>
    </style:style>
    <style:style style:name="TableCell1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5" style:family="table-row">
      <style:table-row-properties/>
    </style:style>
    <style:style style:name="TableCell1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800" style:family="table-column">
      <style:table-column-properties style:column-width="6.038889in"/>
    </style:style>
    <style:style style:name="Table18" style:family="table">
      <style:table-properties style:width="6.038889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900" style:family="table-column">
      <style:table-column-properties style:column-width="1.249306in"/>
    </style:style>
    <style:style style:name="TableColumn1901" style:family="table-column">
      <style:table-column-properties style:column-width="4.789583in"/>
    </style:style>
    <style:style style:name="Table19" style:family="table">
      <style:table-properties style:width="6.038889in" fo:margin-left="0.000000in" style:writing-mode="lr" table:align="left" style:may-break-between-rows="true"/>
    </style:style>
    <style:style style:name="TableRow1900" style:family="table-row">
      <style:table-row-properties style:min-row-height="0.177083in"/>
    </style:style>
    <style:style style:name="TableCell1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1" style:family="table-row">
      <style:table-row-properties style:min-row-height="0.145833in"/>
    </style:style>
    <style:style style:name="TableCell1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2" style:family="table-row">
      <style:table-row-properties/>
    </style:style>
    <style:style style:name="TableCell1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3" style:family="table-row">
      <style:table-row-properties/>
    </style:style>
    <style:style style:name="TableCell1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4" style:family="table-row">
      <style:table-row-properties/>
    </style:style>
    <style:style style:name="TableCell1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5" style:family="table-row">
      <style:table-row-properties/>
    </style:style>
    <style:style style:name="TableCell1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000" style:family="table-column">
      <style:table-column-properties style:column-width="6.038889in"/>
    </style:style>
    <style:style style:name="Table20" style:family="table">
      <style:table-properties style:width="6.038889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100" style:family="table-column">
      <style:table-column-properties style:column-width="1.249306in"/>
    </style:style>
    <style:style style:name="TableColumn2101" style:family="table-column">
      <style:table-column-properties style:column-width="4.789583in"/>
    </style:style>
    <style:style style:name="Table21" style:family="table">
      <style:table-properties style:width="6.038889in" fo:margin-left="0.000000in" style:writing-mode="lr" table:align="left" style:may-break-between-rows="true"/>
    </style:style>
    <style:style style:name="TableRow2100" style:family="table-row">
      <style:table-row-properties style:min-row-height="0.177083in"/>
    </style:style>
    <style:style style:name="TableCell2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1" style:family="table-row">
      <style:table-row-properties/>
    </style:style>
    <style:style style:name="TableCell2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2" style:family="table-row">
      <style:table-row-properties/>
    </style:style>
    <style:style style:name="TableCell2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3" style:family="table-row">
      <style:table-row-properties/>
    </style:style>
    <style:style style:name="TableCell2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4" style:family="table-row">
      <style:table-row-properties/>
    </style:style>
    <style:style style:name="TableCell2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5" style:family="table-row">
      <style:table-row-properties/>
    </style:style>
    <style:style style:name="TableCell2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200" style:family="table-column">
      <style:table-column-properties style:column-width="6.038889in"/>
    </style:style>
    <style:style style:name="Table22" style:family="table">
      <style:table-properties style:width="6.038889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201" style:family="table-row">
      <style:table-row-properties style:min-row-height="0.138889in"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300" style:family="table-column">
      <style:table-column-properties style:column-width="1.249306in"/>
    </style:style>
    <style:style style:name="TableColumn2301" style:family="table-column">
      <style:table-column-properties style:column-width="4.789583in"/>
    </style:style>
    <style:style style:name="Table23" style:family="table">
      <style:table-properties style:width="6.038889in" fo:margin-left="0.000000in" style:writing-mode="lr" table:align="left" style:may-break-between-rows="true"/>
    </style:style>
    <style:style style:name="TableRow2300" style:family="table-row">
      <style:table-row-properties style:min-row-height="0.177083in"/>
    </style:style>
    <style:style style:name="TableCell2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1" style:family="table-row">
      <style:table-row-properties style:min-row-height="0.166667in"/>
    </style:style>
    <style:style style:name="TableCell2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2" style:family="table-row">
      <style:table-row-properties/>
    </style:style>
    <style:style style:name="TableCell2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3" style:family="table-row">
      <style:table-row-properties/>
    </style:style>
    <style:style style:name="TableCell2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4" style:family="table-row">
      <style:table-row-properties/>
    </style:style>
    <style:style style:name="TableCell2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5" style:family="table-row">
      <style:table-row-properties/>
    </style:style>
    <style:style style:name="TableCell2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400" style:family="table-column">
      <style:table-column-properties style:column-width="6.038889in"/>
    </style:style>
    <style:style style:name="Table24" style:family="table">
      <style:table-properties style:width="6.038889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401" style:family="table-row">
      <style:table-row-properties style:min-row-height="0.138889in"/>
    </style:style>
    <style:style style:name="TableCell2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500" style:family="table-column">
      <style:table-column-properties style:column-width="1.249306in"/>
    </style:style>
    <style:style style:name="TableColumn2501" style:family="table-column">
      <style:table-column-properties style:column-width="4.789583in"/>
    </style:style>
    <style:style style:name="Table25" style:family="table">
      <style:table-properties style:width="6.038889in" fo:margin-left="0.000000in" style:writing-mode="lr" table:align="left" style:may-break-between-rows="true"/>
    </style:style>
    <style:style style:name="TableRow2500" style:family="table-row">
      <style:table-row-properties style:min-row-height="0.177083in"/>
    </style:style>
    <style:style style:name="TableCell2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1" style:family="table-row">
      <style:table-row-properties style:min-row-height="0.166667in"/>
    </style:style>
    <style:style style:name="TableCell2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2" style:family="table-row">
      <style:table-row-properties/>
    </style:style>
    <style:style style:name="TableCell2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3" style:family="table-row">
      <style:table-row-properties/>
    </style:style>
    <style:style style:name="TableCell2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4" style:family="table-row">
      <style:table-row-properties/>
    </style:style>
    <style:style style:name="TableCell2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5" style:family="table-row">
      <style:table-row-properties style:min-row-height="0.312500in"/>
    </style:style>
    <style:style style:name="TableCell2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600" style:family="table-column">
      <style:table-column-properties style:column-width="6.038889in"/>
    </style:style>
    <style:style style:name="Table26" style:family="table">
      <style:table-properties style:width="6.038889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601" style:family="table-row">
      <style:table-row-properties style:min-row-height="0.138889in"/>
    </style:style>
    <style:style style:name="TableCell2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700" style:family="table-column">
      <style:table-column-properties style:column-width="1.259722in"/>
    </style:style>
    <style:style style:name="TableColumn2701" style:family="table-column">
      <style:table-column-properties style:column-width="4.789583in"/>
    </style:style>
    <style:style style:name="Table27" style:family="table">
      <style:table-properties style:width="6.049306in" fo:margin-left="0.000000in" style:writing-mode="lr" table:align="left" style:may-break-between-rows="true"/>
    </style:style>
    <style:style style:name="TableRow2700" style:family="table-row">
      <style:table-row-properties style:min-row-height="0.177083in"/>
    </style:style>
    <style:style style:name="TableCell2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1" style:family="table-row">
      <style:table-row-properties style:min-row-height="0.166667in"/>
    </style:style>
    <style:style style:name="TableCell2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2" style:family="table-row">
      <style:table-row-properties/>
    </style:style>
    <style:style style:name="TableCell2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3" style:family="table-row">
      <style:table-row-properties/>
    </style:style>
    <style:style style:name="TableCell2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4" style:family="table-row">
      <style:table-row-properties/>
    </style:style>
    <style:style style:name="TableCell2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5" style:family="table-row">
      <style:table-row-properties style:min-row-height="0.312500in"/>
    </style:style>
    <style:style style:name="TableCell2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800" style:family="table-column">
      <style:table-column-properties style:column-width="6.038889in"/>
    </style:style>
    <style:style style:name="Table28" style:family="table">
      <style:table-properties style:width="6.038889in" fo:margin-left="0.000000in" style:writing-mode="lr" table:align="left" style:may-break-between-rows="true"/>
    </style:style>
    <style:style style:name="TableRow2800" style:family="table-row">
      <style:table-row-properties/>
    </style:style>
    <style:style style:name="TableCell2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801" style:family="table-row">
      <style:table-row-properties style:min-row-height="0.138889in"/>
    </style:style>
    <style:style style:name="TableCell2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900" style:family="table-column">
      <style:table-column-properties style:column-width="1.270139in"/>
    </style:style>
    <style:style style:name="TableColumn2901" style:family="table-column">
      <style:table-column-properties style:column-width="4.789583in"/>
    </style:style>
    <style:style style:name="Table29" style:family="table">
      <style:table-properties style:width="6.059722in" fo:margin-left="0.000000in" style:writing-mode="lr" table:align="left" style:may-break-between-rows="true"/>
    </style:style>
    <style:style style:name="TableRow2900" style:family="table-row">
      <style:table-row-properties style:min-row-height="0.177083in"/>
    </style:style>
    <style:style style:name="TableCell2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1" style:family="table-row">
      <style:table-row-properties style:min-row-height="0.166667in"/>
    </style:style>
    <style:style style:name="TableCell2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2" style:family="table-row">
      <style:table-row-properties/>
    </style:style>
    <style:style style:name="TableCell2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3" style:family="table-row">
      <style:table-row-properties/>
    </style:style>
    <style:style style:name="TableCell2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4" style:family="table-row">
      <style:table-row-properties/>
    </style:style>
    <style:style style:name="TableCell2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5" style:family="table-row">
      <style:table-row-properties style:min-row-height="0.312500in"/>
    </style:style>
    <style:style style:name="TableCell2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000" style:family="table-column">
      <style:table-column-properties style:column-width="6.038889in"/>
    </style:style>
    <style:style style:name="Table30" style:family="table">
      <style:table-properties style:width="6.038889in" fo:margin-left="0.000000in" style:writing-mode="lr" table:align="left" style:may-break-between-rows="true"/>
    </style:style>
    <style:style style:name="TableRow3000" style:family="table-row">
      <style:table-row-properties/>
    </style:style>
    <style:style style:name="TableCell3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001" style:family="table-row">
      <style:table-row-properties style:min-row-height="0.479167in"/>
    </style:style>
    <style:style style:name="TableCell3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100" style:family="table-column">
      <style:table-column-properties style:column-width="1.270139in"/>
    </style:style>
    <style:style style:name="TableColumn3101" style:family="table-column">
      <style:table-column-properties style:column-width="4.789583in"/>
    </style:style>
    <style:style style:name="Table31" style:family="table">
      <style:table-properties style:width="6.059722in" fo:margin-left="0.000000in" style:writing-mode="lr" table:align="left" style:may-break-between-rows="true"/>
    </style:style>
    <style:style style:name="TableRow3100" style:family="table-row">
      <style:table-row-properties style:min-row-height="0.156250in"/>
    </style:style>
    <style:style style:name="TableCell3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101" style:family="table-row">
      <style:table-row-properties style:min-row-height="0.166667in"/>
    </style:style>
    <style:style style:name="TableCell3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102" style:family="table-row">
      <style:table-row-properties/>
    </style:style>
    <style:style style:name="TableCell3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200" style:family="table-column">
      <style:table-column-properties style:column-width="1.270139in"/>
    </style:style>
    <style:style style:name="TableColumn3201" style:family="table-column">
      <style:table-column-properties style:column-width="4.789583in"/>
    </style:style>
    <style:style style:name="Table32" style:family="table">
      <style:table-properties style:width="6.059722in" fo:margin-left="0.000000in" style:writing-mode="lr" table:align="left" style:may-break-between-rows="true"/>
    </style:style>
    <style:style style:name="TableRow3200" style:family="table-row">
      <style:table-row-properties style:min-row-height="0.156250in"/>
    </style:style>
    <style:style style:name="TableCell3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201" style:family="table-row">
      <style:table-row-properties style:min-row-height="0.166667in"/>
    </style:style>
    <style:style style:name="TableCell3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202" style:family="table-row">
      <style:table-row-properties/>
    </style:style>
    <style:style style:name="TableCell32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300" style:family="table-column">
      <style:table-column-properties style:column-width="1.270139in"/>
    </style:style>
    <style:style style:name="TableColumn3301" style:family="table-column">
      <style:table-column-properties style:column-width="4.789583in"/>
    </style:style>
    <style:style style:name="Table33" style:family="table">
      <style:table-properties style:width="6.059722in" fo:margin-left="0.000000in" style:writing-mode="lr" table:align="left" style:may-break-between-rows="true"/>
    </style:style>
    <style:style style:name="TableRow3300" style:family="table-row">
      <style:table-row-properties style:min-row-height="0.156250in"/>
    </style:style>
    <style:style style:name="TableCell3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301" style:family="table-row">
      <style:table-row-properties style:min-row-height="0.166667in"/>
    </style:style>
    <style:style style:name="TableCell3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302" style:family="table-row">
      <style:table-row-properties/>
    </style:style>
    <style:style style:name="TableCell3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400" style:family="table-column">
      <style:table-column-properties style:column-width="1.270139in"/>
    </style:style>
    <style:style style:name="TableColumn3401" style:family="table-column">
      <style:table-column-properties style:column-width="4.789583in"/>
    </style:style>
    <style:style style:name="Table34" style:family="table">
      <style:table-properties style:width="6.059722in" fo:margin-left="0.000000in" style:writing-mode="lr" table:align="left" style:may-break-between-rows="true"/>
    </style:style>
    <style:style style:name="TableRow3400" style:family="table-row">
      <style:table-row-properties style:min-row-height="0.156250in"/>
    </style:style>
    <style:style style:name="TableCell3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401" style:family="table-row">
      <style:table-row-properties style:min-row-height="0.166667in"/>
    </style:style>
    <style:style style:name="TableCell3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402" style:family="table-row">
      <style:table-row-properties/>
    </style:style>
    <style:style style:name="TableCell34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500" style:family="table-column">
      <style:table-column-properties style:column-width="1.270139in"/>
    </style:style>
    <style:style style:name="TableColumn3501" style:family="table-column">
      <style:table-column-properties style:column-width="4.789583in"/>
    </style:style>
    <style:style style:name="Table35" style:family="table">
      <style:table-properties style:width="6.059722in" fo:margin-left="0.000000in" style:writing-mode="lr" table:align="left" style:may-break-between-rows="true"/>
    </style:style>
    <style:style style:name="TableRow3500" style:family="table-row">
      <style:table-row-properties style:min-row-height="0.156250in"/>
    </style:style>
    <style:style style:name="TableCell3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501" style:family="table-row">
      <style:table-row-properties style:min-row-height="0.166667in"/>
    </style:style>
    <style:style style:name="TableCell3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502" style:family="table-row">
      <style:table-row-properties/>
    </style:style>
    <style:style style:name="TableCell3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600" style:family="table-column">
      <style:table-column-properties style:column-width="1.270139in"/>
    </style:style>
    <style:style style:name="TableColumn3601" style:family="table-column">
      <style:table-column-properties style:column-width="4.789583in"/>
    </style:style>
    <style:style style:name="Table36" style:family="table">
      <style:table-properties style:width="6.059722in" fo:margin-left="0.000000in" style:writing-mode="lr" table:align="left" style:may-break-between-rows="true"/>
    </style:style>
    <style:style style:name="TableRow3600" style:family="table-row">
      <style:table-row-properties style:min-row-height="0.156250in"/>
    </style:style>
    <style:style style:name="TableCell3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601" style:family="table-row">
      <style:table-row-properties style:min-row-height="0.166667in"/>
    </style:style>
    <style:style style:name="TableCell3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602" style:family="table-row">
      <style:table-row-properties/>
    </style:style>
    <style:style style:name="TableCell36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</office:automatic-styles>
  <office:body>
    <office:text>
      <text:p text:style-name="P1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2">Programación 4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Informe del </text:span></text:p>
      <text:p text:style-name="P5"><text:span text:style-name="T4">Modelo de Casos de Uso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8"><text:span text:style-name="T6">Grupo X</text:span><text:span text:style-name="T7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10"><text:span text:style-name="T8">Integrantes</text:span><text:span text:style-name="T9"/></text:p>
          </table:table-cell>
          <table:covered-table-cell/>
        </table:table-row>
        <table:table-row table:style-name="TableRow0102">
          <table:table-cell table:style-name="TableCell010200">
            <text:p text:style-name="P13"><text:span text:style-name="T9"/></text:p>
          </table:table-cell>
          <table:table-cell table:style-name="TableCell010201">
            <text:p text:style-name="P14"><text:span text:style-name="T9"/></text:p>
          </table:table-cell>
        </table:table-row>
        <table:table-row table:style-name="TableRow0103">
          <table:table-cell table:style-name="TableCell010300">
            <text:p text:style-name="P16"><text:span text:style-name="T10">Nombre1</text:span><text:span text:style-name="T11"/></text:p>
          </table:table-cell>
          <table:table-cell table:style-name="TableCell010301">
            <text:p text:style-name="P17"><text:span text:style-name="T12">CI:</text:span><text:span text:style-name="T13">1.111.111-1</text:span><text:span text:style-name="T14"/></text:p>
          </table:table-cell>
        </table:table-row>
        <table:table-row table:style-name="TableRow0104">
          <table:table-cell table:style-name="TableCell010400">
            <text:p text:style-name="P20"><text:span text:style-name="T15">Nombre2</text:span><text:span text:style-name="T16"/></text:p>
          </table:table-cell>
          <table:table-cell table:style-name="TableCell010401">
            <text:p text:style-name="P21"><text:span text:style-name="T17">CI:</text:span><text:span text:style-name="T18">1.111.111-1</text:span><text:span text:style-name="T19"/></text:p>
          </table:table-cell>
        </table:table-row>
        <table:table-row table:style-name="TableRow0105">
          <table:table-cell table:style-name="TableCell010500">
            <text:p text:style-name="P24"><text:span text:style-name="T20">Nombre3</text:span><text:span text:style-name="T21"/></text:p>
          </table:table-cell>
          <table:table-cell table:style-name="TableCell010501">
            <text:p text:style-name="P25"><text:span text:style-name="T22">CI:</text:span><text:span text:style-name="T23">1.111.111-1</text:span><text:span text:style-name="T24"/></text:p>
          </table:table-cell>
        </table:table-row>
        <table:table-row table:style-name="TableRow0106">
          <table:table-cell table:style-name="TableCell010600">
            <text:p text:style-name="P27"><text:span text:style-name="T25">Nombre4</text:span><text:span text:style-name="T26"/></text:p>
          </table:table-cell>
          <table:table-cell table:style-name="TableCell010601">
            <text:p text:style-name="P28"><text:span text:style-name="T27">CI:</text:span><text:span text:style-name="T28">1.111.111-1</text:span><text:span text:style-name="T29"/></text:p>
          </table:table-cell>
        </table:table-row>
      </table:table>
      <text:p text:style-name="P30"><text:span text:style-name="T29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2"><text:span text:style-name="T30">Docente:</text:span><text:span text:style-name="T31"/></text:p>
          </table:table-cell>
          <table:table-cell table:style-name="TableCell020001">
            <text:p text:style-name="P33"><text:span text:style-name="T32">Nombre Docente</text:span><text:span text:style-name="T33"/></text:p>
          </table:table-cell>
        </table:table-row>
      </table:table>
      <text:p text:style-name="P35"><text:span text:style-name="T33"/></text:p>
      <text:p text:style-name="P36"><text:span text:style-name="T34">Indice</text:span></text:p>
      <text:p text:style-name="P37"><text:span text:style-name="T35">Indice<text:tab/>3</text:span></text:p>
      <text:p text:style-name="P37"><text:span text:style-name="T35">1Introducción<text:tab/>4</text:span></text:p>
      <text:p text:style-name="P38"><text:span text:style-name="T35">1.1Propósito<text:tab/>4</text:span></text:p>
      <text:p text:style-name="P38"><text:span text:style-name="T35">1.2Alcance<text:tab/>4</text:span></text:p>
      <text:p text:style-name="P38"><text:span text:style-name="T35">1.3Estructura del Documento<text:tab/>4</text:span></text:p>
      <text:p text:style-name="P39"><text:span text:style-name="T35">2Actores y Casos de Uso<text:tab/>5</text:span></text:p>
      <text:p text:style-name="P40"><text:span text:style-name="T35">2.1Actores<text:tab/>5</text:span></text:p>
      <text:p text:style-name="P40"><text:span text:style-name="T35">2.2Casos de Uso<text:tab/>5</text:span></text:p>
      <text:p text:style-name="P41"><text:span text:style-name="T35">3Comportamiento de Casos de Uso<text:tab/>5</text:span></text:p>
      <text:p text:style-name="P42"><text:span text:style-name="T35">3.1Nombre del Caso de Uso<text:tab/>5</text:span></text:p>
      <text:p text:style-name="P43"><text:span text:style-name="T35">3.1.1Diagramas de Secuencia del Sistema<text:tab/>5</text:span></text:p>
      <text:p text:style-name="P43"><text:span text:style-name="T35">3.1.2Contratos<text:tab/>5</text:span></text:p>
      <text:p text:style-name="P44"><text:span text:style-name="T36"/></text:p>
      <text:p text:style-name="P45"><text:span text:style-name="T36"/></text:p>
      <text:p text:style-name="P45"><text:span text:style-name="T36"/></text:p>
      <text:p text:style-name="P45"><text:span text:style-name="T36"/></text:p>
      <text:p text:style-name="P45"><text:span text:style-name="T36"/></text:p>
      <text:list text:style-name="L46">
        <text:list-item>
          <text:p text:style-name="P46"><text:span text:style-name="T37">Introducción</text:span></text:p>
        </text:list-item>
        <text:list-item>
          <text:p text:style-name="P47"><text:span text:style-name="T38">Propósito</text:span></text:p>
        </text:list-item>
      </text:list>
      <text:p text:style-name="P48"><text:span text:style-name="T39">El propósito de este documento es brindar una descripción general del Modelo de Casos de Uso.</text:span></text:p>
      <text:list text:style-name="L49">
        <text:list-item>
          <text:p text:style-name="P49"><text:span text:style-name="T40">Alcance</text:span></text:p>
        </text:list-item>
      </text:list>
      <text:p text:style-name="P50"><text:span text:style-name="T41">El informe del Modelo de Casos de Uso presenta una descripción de los casos de uso definidos, los actores y las asociaciones entre estos. También contiene una especificación del comportamiento declarado en los casos de uso.</text:span></text:p>
      <text:list text:style-name="L51">
        <text:list-item>
          <text:p text:style-name="P51"><text:span text:style-name="T42">Estructura del Documento</text:span></text:p>
        </text:list-item>
      </text:list>
      <text:p text:style-name="P52"><text:span text:style-name="T43">El documento está dividido en cuatro secciones. 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52"><text:span text:style-name="T44"/></text:p>
      <text:p text:style-name="P52"><text:span text:style-name="T45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span></text:p>
      <text:p text:style-name="P52"><text:span text:style-name="T46"/></text:p>
      <text:list text:style-name="L53">
        <text:list-item>
          <text:p text:style-name="P53"><text:span text:style-name="T47">Actores y Casos de Uso</text:span></text:p>
        </text:list-item>
      </text:list>
      <text:p text:style-name="P54"><text:span text:style-name="T48">Se presenta una descripción de los actores involucrados en el modelo de Casos de Uso y una descripción de alto nivel de los casos de uso del sistema. Cada caso de uso incluye una sección con los actores involucrados en él.</text:span></text:p>
      <text:list text:style-name="L55">
        <text:list-item>
          <text:p text:style-name="P55"><text:span text:style-name="T49">Actores</text:span></text:p>
        </text:list-item>
      </text:list>
      <text:p text:style-name="P56"><text:span text:style-name="T50">Se incluye una breve descripción de cada uno de los actores involucrados. Cada actor está descrito de la siguiente manera:</text:span></text:p>
      <text:p text:style-name="P57"><text:span text:style-name="T5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9"><text:span text:style-name="T52">Actor</text:span><text:span text:style-name="T53"/></text:p>
          </table:table-cell>
          <table:table-cell table:style-name="TableCell030001">
            <text:p text:style-name="P59"><text:span text:style-name="T54">Usuario</text:span><text:span text:style-name="T55"/></text:p>
          </table:table-cell>
        </table:table-row>
        <table:table-row table:style-name="TableRow0301">
          <table:table-cell table:style-name="TableCell030100">
            <text:p text:style-name="P62"><text:span text:style-name="T56">Descripción</text:span><text:span text:style-name="T57"/></text:p>
          </table:table-cell>
          <table:table-cell table:style-name="TableCell030101">
            <text:p text:style-name="P62"><text:span text:style-name="T58">Usuario que interacciona con el sistema</text:span><text:span text:style-name="T59"/></text:p>
          </table:table-cell>
        </table:table-row>
      </table:table>
      <text:p text:style-name="P64"><text:span text:style-name="T59"/></text:p>
      <text:list text:style-name="L65">
        <text:list-item>
          <text:p text:style-name="P65"><text:span text:style-name="T60">Casos de Uso</text:span></text:p>
        </text:list-item>
      </text:list>
      <text:p text:style-name="P66"><text:span text:style-name="T61">Cada caso de uso está descrito de la siguiente manera:</text:span></text:p>
      <text:p text:style-name="P67"><text:span text:style-name="T6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9"><text:span text:style-name="T63">Nombre</text:span><text:span text:style-name="T64"/></text:p>
          </table:table-cell>
          <table:table-cell table:style-name="TableCell040001">
            <text:p text:style-name="P69"><text:span text:style-name="T65">Agregar contacto</text:span><text:span text:style-name="T66"/></text:p>
          </table:table-cell>
        </table:table-row>
        <table:table-row table:style-name="TableRow0401">
          <table:table-cell table:style-name="TableCell040100">
            <text:p text:style-name="P72"><text:span text:style-name="T67">Actores</text:span><text:span text:style-name="T68"/></text:p>
          </table:table-cell>
          <table:table-cell table:style-name="TableCell040101">
            <text:p text:style-name="P72"><text:span text:style-name="T69">Usuario</text:span><text:span text:style-name="T70"/></text:p>
          </table:table-cell>
        </table:table-row>
        <table:table-row table:style-name="TableRow0402">
          <table:table-cell table:style-name="TableCell040200">
            <text:p text:style-name="P74"><text:span text:style-name="T71">Descripción</text:span><text:span text:style-name="T72"/></text:p>
          </table:table-cell>
          <table:table-cell table:style-name="TableCell040201">
            <text:p text:style-name="P74"><text:span text:style-name="T73">Agregar un nuevo contacto a la lista de contactos del usuario</text:span><text:span text:style-name="T74"/></text:p>
          </table:table-cell>
        </table:table-row>
      </table:table>
      <text:p text:style-name="P76"><text:span text:style-name="T74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78"><text:span text:style-name="T76">Nombre</text:span><text:span text:style-name="T77"/></text:p>
          </table:table-cell>
          <table:table-cell table:style-name="TableCell050001">
            <text:p text:style-name="P78"><text:span text:style-name="T78">Ver mensaje</text:span><text:span text:style-name="T79"/></text:p>
          </table:table-cell>
        </table:table-row>
        <table:table-row table:style-name="TableRow0501">
          <table:table-cell table:style-name="TableCell050100">
            <text:p text:style-name="P80"><text:span text:style-name="T80">Actores</text:span><text:span text:style-name="T81"/></text:p>
          </table:table-cell>
          <table:table-cell table:style-name="TableCell050101">
            <text:p text:style-name="P80"><text:span text:style-name="T82">Usuario</text:span><text:span text:style-name="T83"/></text:p>
          </table:table-cell>
        </table:table-row>
        <table:table-row table:style-name="TableRow0502">
          <table:table-cell table:style-name="TableCell050200">
            <text:p text:style-name="P82"><text:span text:style-name="T84">Descripción</text:span><text:span text:style-name="T85"/></text:p>
          </table:table-cell>
          <table:table-cell table:style-name="TableCell050201">
            <text:p text:style-name="P82"><text:span text:style-name="T86">Accede a los mensajes de las conversaciones del usuario</text:span><text:span text:style-name="T87"/></text:p>
          </table:table-cell>
        </table:table-row>
      </table:table>
      <text:p text:style-name="P84"><text:span text:style-name="T87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6"><text:span text:style-name="T89">Nombre</text:span><text:span text:style-name="T90"/></text:p>
          </table:table-cell>
          <table:table-cell table:style-name="TableCell060001">
            <text:p text:style-name="P86"><text:span text:style-name="T91">Eliminar mensaje</text:span><text:span text:style-name="T92"/></text:p>
          </table:table-cell>
        </table:table-row>
        <table:table-row table:style-name="TableRow0601">
          <table:table-cell table:style-name="TableCell060100">
            <text:p text:style-name="P88"><text:span text:style-name="T93">Actores</text:span><text:span text:style-name="T94"/></text:p>
          </table:table-cell>
          <table:table-cell table:style-name="TableCell060101">
            <text:p text:style-name="P88"><text:span text:style-name="T95">Usuario</text:span><text:span text:style-name="T96"/></text:p>
          </table:table-cell>
        </table:table-row>
        <table:table-row table:style-name="TableRow0602">
          <table:table-cell table:style-name="TableCell060200">
            <text:p text:style-name="P90"><text:span text:style-name="T97">Descripción</text:span><text:span text:style-name="T98"/></text:p>
          </table:table-cell>
          <table:table-cell table:style-name="TableCell060201">
            <text:p text:style-name="P90"><text:span text:style-name="T99">Elimina un mensaje de alguna conversacion del usuario</text:span><text:span text:style-name="T100"/></text:p>
          </table:table-cell>
        </table:table-row>
      </table:table>
      <text:p text:style-name="P92"><text:span text:style-name="T100"/></text:p>
      <text:list text:style-name="L93">
        <text:list-item>
          <text:p text:style-name="P93"><text:span text:style-name="T101">Comportamiento de Casos de Uso</text:span></text:p>
        </text:list-item>
      </text:list>
      <text:p text:style-name="P94"><text:span text:style-name="T102">A continuación se presenta la especificación del comportamiento de cada caso, por medio de los Diagramas de Secuencia del Sistema que sean necesarios, y los contratos de software de todas las operaciones del sistema incluidas en dichos diagramas.</text:span></text:p>
      <text:p text:style-name="P94"><text:span text:style-name="T103"/></text:p>
      <text:p text:style-name="P94"><text:span text:style-name="T104">El formato que tendrá la especificación de comportamiento es el siguiente.</text:span></text:p>
      <text:list text:style-name="L95">
        <text:list-item>
          <text:p text:style-name="P95"><text:span text:style-name="T105">Agregar contacto</text:span></text:p>
        </text:list-item>
        <text:list-item>
          <text:p text:style-name="P96"><text:span text:style-name="T106">Diagramas de Secuencia del Sistema</text:span></text:p>
        </text:list-item>
      </text:list>
      <text:p text:style-name="P97"><draw:frame text:anchor-type="as-char" svg:width="152.40mm" svg:height="85.20mm" style:rel-width="scale" style:rel-height="scale"><draw:object-ole xlink:href="OleObj1"/><draw:image xlink:href="ObjectReplacements/OleObj1"/></draw:frame><text:span text:style-name="T107"/></text:p>
      <text:p text:style-name="P98"><text:span text:style-name="T108"/></text:p>
      <text:list text:style-name="L99">
        <text:list-item>
          <text:p text:style-name="P99"><text:span text:style-name="T109">Ver mensaje</text:span></text:p>
        </text:list-item>
      </text:list>
      <text:p text:style-name="P100"><draw:frame text:anchor-type="as-char" svg:width="152.40mm" svg:height="148.96mm" style:rel-width="scale" style:rel-height="scale"><draw:object-ole xlink:href="OleObj2"/><draw:image xlink:href="ObjectReplacements/OleObj2"/></draw:frame><text:span text:style-name="T110"/></text:p>
      <text:p text:style-name="P101"><text:span text:style-name="T110"/></text:p>
      <text:list text:style-name="L102">
        <text:list-item>
          <text:p text:style-name="P102"><text:span text:style-name="T111">Eliminar mensaje</text:span></text:p>
        </text:list-item>
      </text:list>
      <text:p text:style-name="P103"><draw:frame text:anchor-type="as-char" svg:width="152.40mm" svg:height="134.94mm" style:rel-width="scale" style:rel-height="scale"><draw:object-ole xlink:href="OleObj3"/><draw:image xlink:href="ObjectReplacements/OleObj3"/></draw:frame><text:span text:style-name="T112"/></text:p>
      <text:p text:style-name="P104"><text:span text:style-name="T112"/></text:p>
      <text:list text:style-name="L105">
        <text:list-item>
          <text:p text:style-name="P105"><text:span text:style-name="T113">Contratos</text:span></text:p>
        </text:list-item>
      </text:list>
      <text:p text:style-name="P106"><text:span text:style-name="T114">En este punto se presenta un contrato para cada una de las operaciones de los diagramas de secuencia del sistema de la sección anterior.</text:span></text:p>
      <text:p text:style-name="P106"><text:span text:style-name="T11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08"><text:span text:style-name="T116">Nombre</text:span><text:span text:style-name="T117"/></text:p>
          </table:table-cell>
          <table:table-cell table:style-name="TableCell070001">
            <text:p text:style-name="P109"><text:span text:style-name="T118">Ver mensaje</text:span><text:span text:style-name="T119"/></text:p>
          </table:table-cell>
        </table:table-row>
        <table:table-row table:style-name="TableRow0701">
          <table:table-cell table:style-name="TableCell070100">
            <text:p text:style-name="P112"><text:span text:style-name="T120">Operación</text:span><text:span text:style-name="T121"/></text:p>
          </table:table-cell>
          <table:table-cell table:style-name="TableCell070101">
            <text:p text:style-name="P113"><text:span text:style-name="T122">listarConversacionesActivas(): Set(DtConversacion)</text:span><text:span text:style-name="T123"/></text:p>
          </table:table-cell>
        </table:table-row>
        <table:table-row table:style-name="TableRow0702">
          <table:table-cell table:style-name="TableCell070200">
            <text:p text:style-name="P115"><text:span text:style-name="T124">Entrada</text:span><text:span text:style-name="T125"/></text:p>
          </table:table-cell>
          <table:table-cell table:style-name="TableCell070201">
            <text:p text:style-name="P116"><text:span text:style-name="T126">-</text:span><text:span text:style-name="T127"/></text:p>
          </table:table-cell>
        </table:table-row>
        <table:table-row table:style-name="TableRow0703">
          <table:table-cell table:style-name="TableCell070300">
            <text:p text:style-name="P118"><text:span text:style-name="T128">Salida</text:span><text:span text:style-name="T129"/></text:p>
          </table:table-cell>
          <table:table-cell table:style-name="TableCell070301">
            <text:p text:style-name="P119"><text:span text:style-name="T130">Set(DtConversacion)</text:span><text:span text:style-name="T131"/></text:p>
          </table:table-cell>
        </table:table-row>
        <table:table-row table:style-name="TableRow0704">
          <table:table-cell table:style-name="TableCell070400">
            <text:p text:style-name="P121"><text:span text:style-name="T132">Descripción</text:span><text:span text:style-name="T133"/></text:p>
          </table:table-cell>
          <table:table-cell table:style-name="TableCell070401">
            <text:p text:style-name="P122"><text:span text:style-name="T134">Listar todas las conversacions activas del usuario logeado</text:span><text:span text:style-name="T135"/></text:p>
          </table:table-cell>
        </table:table-row>
        <table:table-row table:style-name="TableRow0705">
          <table:table-cell table:style-name="TableCell070500">
            <text:p text:style-name="P124"><text:span text:style-name="T136">Excepciones</text:span><text:span text:style-name="T137"/></text:p>
          </table:table-cell>
          <table:table-cell table:style-name="TableCell070501">
            <text:p text:style-name="P125"><text:span text:style-name="T138">1 - Si no se cumple pre1 el sistema lanza ExNoUserLogeado</text:span></text:p>
            <text:p text:style-name="P125"><text:span text:style-name="T138">2 - Si el resultado es vacio entonces el sistema lanza ExNoConversaciones</text:span><text:span text:style-name="T139"/></text:p>
          </table:table-cell>
        </table:table-row>
      </table:table>
      <text:p text:style-name="P127"><text:span text:style-name="T139"/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129"><text:span text:style-name="T140">Precondiciones y Postcondiciones</text:span><text:span text:style-name="T141"/></text:p>
          </table:table-cell>
        </table:table-row>
        <table:table-row table:style-name="TableRow0801">
          <table:table-cell table:style-name="TableCell080100">
            <text:p text:style-name="P131"><text:span text:style-name="T142">Pre1: El usuario debe estar logeado.</text:span></text:p>
            <text:p text:style-name="P131"><text:span text:style-name="T142">…</text:span></text:p>
            <text:p text:style-name="P132"><text:span text:style-name="T142">Post:<text:s/></text:span><text:span text:style-name="T143">Se devuelve la lista de conversaciones activas del usuario logeado</text:span><text:span text:style-name="T144">.</text:span><text:span text:style-name="T145"/></text:p>
          </table:table-cell>
        </table:table-row>
      </table:table>
      <text:p text:style-name="P134"><text:span text:style-name="T145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36"><text:span text:style-name="T147">Nombre</text:span><text:span text:style-name="T148"/></text:p>
          </table:table-cell>
          <table:table-cell table:style-name="TableCell090001">
            <text:p text:style-name="P137"><text:span text:style-name="T149">Ver mensaje</text:span><text:span text:style-name="T150"/></text:p>
          </table:table-cell>
        </table:table-row>
        <table:table-row table:style-name="TableRow0901">
          <table:table-cell table:style-name="TableCell090100">
            <text:p text:style-name="P140"><text:span text:style-name="T151">Operación</text:span><text:span text:style-name="T152"/></text:p>
          </table:table-cell>
          <table:table-cell table:style-name="TableCell090101">
            <text:p text:style-name="P141"><text:span text:style-name="T153">cantidadArchivadas(): int</text:span><text:span text:style-name="T154"/></text:p>
          </table:table-cell>
        </table:table-row>
        <table:table-row table:style-name="TableRow0902">
          <table:table-cell table:style-name="TableCell090200">
            <text:p text:style-name="P143"><text:span text:style-name="T155">Entrada</text:span><text:span text:style-name="T156"/></text:p>
          </table:table-cell>
          <table:table-cell table:style-name="TableCell090201">
            <text:p text:style-name="P144"><text:span text:style-name="T157">numUserLog : int</text:span><text:span text:style-name="T158"/></text:p>
          </table:table-cell>
        </table:table-row>
        <table:table-row table:style-name="TableRow0903">
          <table:table-cell table:style-name="TableCell090300">
            <text:p text:style-name="P146"><text:span text:style-name="T159">Salida</text:span><text:span text:style-name="T160"/></text:p>
          </table:table-cell>
          <table:table-cell table:style-name="TableCell090301">
            <text:p text:style-name="P147"><text:span text:style-name="T161">int</text:span><text:span text:style-name="T162"/></text:p>
          </table:table-cell>
        </table:table-row>
        <table:table-row table:style-name="TableRow0904">
          <table:table-cell table:style-name="TableCell090400">
            <text:p text:style-name="P149"><text:span text:style-name="T163">Descripción</text:span><text:span text:style-name="T164"/></text:p>
          </table:table-cell>
          <table:table-cell table:style-name="TableCell090401">
            <text:p text:style-name="P150"><text:span text:style-name="T164">Deuelve la cantidad de conversaciones archivadas del usuario logeado</text:span></text:p>
          </table:table-cell>
        </table:table-row>
        <table:table-row table:style-name="TableRow0905">
          <table:table-cell table:style-name="TableCell090500">
            <text:p text:style-name="P152"><text:span text:style-name="T165">Excepciones</text:span><text:span text:style-name="T166"/></text:p>
          </table:table-cell>
          <table:table-cell table:style-name="TableCell090501">
            <text:p text:style-name="P153"><text:span text:style-name="T167">1 - Si no se cumple pre1 el sistema lanza ExNoUserLogeado</text:span></text:p>
            <text:p text:style-name="P153"><text:span text:style-name="T167">2 - Si el resultado es vacio entonces el sistema lanza ExNoConversacionesArchivadas</text:span><text:span text:style-name="T168"/></text:p>
          </table:table-cell>
        </table:table-row>
      </table:table>
      <text:p text:style-name="P155"><text:span text:style-name="T168"/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157"><text:span text:style-name="T169">Precondiciones y Postcondiciones</text:span><text:span text:style-name="T170"/></text:p>
          </table:table-cell>
        </table:table-row>
        <table:table-row table:style-name="TableRow1001">
          <table:table-cell table:style-name="TableCell100100">
            <text:p text:style-name="P159"><text:span text:style-name="T171">Pre1: El usuario debe estar logeado.</text:span></text:p>
            <text:p text:style-name="P159"><text:span text:style-name="T171">…</text:span></text:p>
            <text:p text:style-name="P160"><text:span text:style-name="T171">Post:<text:s/></text:span><text:span text:style-name="T172">Se devuelve la cantidad de conversaciones archivadas del usuario logeado</text:span><text:span text:style-name="T173">.</text:span><text:span text:style-name="T174"/></text:p>
          </table:table-cell>
        </table:table-row>
      </table:table>
      <text:p text:style-name="P162"><text:span text:style-name="T174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164"><text:span text:style-name="T175">Nombre</text:span><text:span text:style-name="T176"/></text:p>
          </table:table-cell>
          <table:table-cell table:style-name="TableCell110001">
            <text:p text:style-name="P165"><text:span text:style-name="T177">Ver mensaje</text:span><text:span text:style-name="T178"/></text:p>
          </table:table-cell>
        </table:table-row>
        <table:table-row table:style-name="TableRow1101">
          <table:table-cell table:style-name="TableCell110100">
            <text:p text:style-name="P168"><text:span text:style-name="T179">Operación</text:span><text:span text:style-name="T180"/></text:p>
          </table:table-cell>
          <table:table-cell table:style-name="TableCell110101">
            <text:p text:style-name="P169"><text:span text:style-name="T181">ingresarIdConversacion(id:int): int</text:span><text:span text:style-name="T182"/></text:p>
          </table:table-cell>
        </table:table-row>
        <table:table-row table:style-name="TableRow1102">
          <table:table-cell table:style-name="TableCell110200">
            <text:p text:style-name="P171"><text:span text:style-name="T183">Entrada</text:span><text:span text:style-name="T184"/></text:p>
          </table:table-cell>
          <table:table-cell table:style-name="TableCell110201">
            <text:p text:style-name="P172"><text:span text:style-name="T185">id : int</text:span><text:span text:style-name="T186"/></text:p>
          </table:table-cell>
        </table:table-row>
        <table:table-row table:style-name="TableRow1103">
          <table:table-cell table:style-name="TableCell110300">
            <text:p text:style-name="P174"><text:span text:style-name="T187">Salida</text:span><text:span text:style-name="T188"/></text:p>
          </table:table-cell>
          <table:table-cell table:style-name="TableCell110301">
            <text:p text:style-name="P175"><text:span text:style-name="T189">int</text:span><text:span text:style-name="T190"/></text:p>
          </table:table-cell>
        </table:table-row>
        <table:table-row table:style-name="TableRow1104">
          <table:table-cell table:style-name="TableCell110400">
            <text:p text:style-name="P177"><text:span text:style-name="T191">Descripción</text:span><text:span text:style-name="T192"/></text:p>
          </table:table-cell>
          <table:table-cell table:style-name="TableCell110401">
            <text:p text:style-name="P178"><text:span text:style-name="T193">Guardar en memoria el id de la conversacion que se quiere seleccionar</text:span><text:span text:style-name="T194"/></text:p>
          </table:table-cell>
        </table:table-row>
        <table:table-row table:style-name="TableRow1105">
          <table:table-cell table:style-name="TableCell110500">
            <text:p text:style-name="P180"><text:span text:style-name="T195">Excepciones</text:span><text:span text:style-name="T196"/></text:p>
          </table:table-cell>
          <table:table-cell table:style-name="TableCell110501">
            <text:p text:style-name="P181"><text:span text:style-name="T197">-</text:span><text:span text:style-name="T198"/></text:p>
          </table:table-cell>
        </table:table-row>
      </table:table>
      <text:p text:style-name="P183"><text:span text:style-name="T198"/></text:p>
      <table:table table:style-name="Table12">
        <table:table-column table:style-name="TableColumn1200"/>
        <table:table-row table:style-name="TableRow1200">
          <table:table-cell table:style-name="TableCell120000">
            <text:p text:style-name="P185"><text:span text:style-name="T199">Precondiciones y Postcondiciones</text:span><text:span text:style-name="T200"/></text:p>
          </table:table-cell>
        </table:table-row>
        <table:table-row table:style-name="TableRow1201">
          <table:table-cell table:style-name="TableCell120100">
            <text:p text:style-name="P187"><text:span text:style-name="T201">Pre: -</text:span></text:p>
            <text:p text:style-name="P187"><text:span text:style-name="T201">…</text:span></text:p>
            <text:p text:style-name="P188"><text:span text:style-name="T201">Post:<text:s/></text:span><text:span text:style-name="T202">Se guardar en memoria el id de la conversación que se quiere seleccionar<text:s/></text:span><text:span text:style-name="T203"/></text:p>
          </table:table-cell>
        </table:table-row>
      </table:table>
      <text:p text:style-name="P190"><text:span text:style-name="T203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192"><text:span text:style-name="T204">Nombre</text:span><text:span text:style-name="T205"/></text:p>
          </table:table-cell>
          <table:table-cell table:style-name="TableCell130001">
            <text:p text:style-name="P193"><text:span text:style-name="T206">Ver mensaje</text:span><text:span text:style-name="T207"/></text:p>
          </table:table-cell>
        </table:table-row>
        <table:table-row table:style-name="TableRow1301">
          <table:table-cell table:style-name="TableCell130100">
            <text:p text:style-name="P196"><text:span text:style-name="T208">Operación</text:span><text:span text:style-name="T209"/></text:p>
          </table:table-cell>
          <table:table-cell table:style-name="TableCell130101">
            <text:p text:style-name="P197"><text:span text:style-name="T210">mensajesConversacion(idConversacion:int): Set(DtMensaje)</text:span><text:span text:style-name="T211"/></text:p>
          </table:table-cell>
        </table:table-row>
        <table:table-row table:style-name="TableRow1302">
          <table:table-cell table:style-name="TableCell130200">
            <text:p text:style-name="P200"><text:span text:style-name="T212">Entrada</text:span><text:span text:style-name="T213"/></text:p>
          </table:table-cell>
          <table:table-cell table:style-name="TableCell130201">
            <text:p text:style-name="P201"><text:span text:style-name="T214">-</text:span><text:span text:style-name="T215"/></text:p>
          </table:table-cell>
        </table:table-row>
        <table:table-row table:style-name="TableRow1303">
          <table:table-cell table:style-name="TableCell130300">
            <text:p text:style-name="P204"><text:span text:style-name="T216">Salida</text:span><text:span text:style-name="T217"/></text:p>
          </table:table-cell>
          <table:table-cell table:style-name="TableCell130301">
            <text:p text:style-name="P205"><text:span text:style-name="T218">Set(DtMensaje)</text:span><text:span text:style-name="T219"/></text:p>
          </table:table-cell>
        </table:table-row>
        <table:table-row table:style-name="TableRow1304">
          <table:table-cell table:style-name="TableCell130400">
            <text:p text:style-name="P208"><text:span text:style-name="T220">Descripción</text:span><text:span text:style-name="T221"/></text:p>
          </table:table-cell>
          <table:table-cell table:style-name="TableCell130401">
            <text:p text:style-name="P209"><text:span text:style-name="T222">Devuelve una lista de mensajes correspondientes a la conversacion con id idConversacion</text:span><text:span text:style-name="T223"/></text:p>
          </table:table-cell>
        </table:table-row>
        <table:table-row table:style-name="TableRow1305">
          <table:table-cell table:style-name="TableCell130500">
            <text:p text:style-name="P212"><text:span text:style-name="T224">Excepciones</text:span><text:span text:style-name="T225"/></text:p>
          </table:table-cell>
          <table:table-cell table:style-name="TableCell130501">
            <text:p text:style-name="P213"><text:span text:style-name="T226">1 - Si no se cumple pre1 el sistema lanza ExNoSeleccionoConversacion</text:span></text:p>
            <text:p text:style-name="P213"><text:span text:style-name="T226">2 - Si el resultado es vacio el sistema lanza ExNoHayMensajesEnConversacion</text:span><text:span text:style-name="T227"/></text:p>
          </table:table-cell>
        </table:table-row>
      </table:table>
      <text:p text:style-name="P215"><text:span text:style-name="T227"/></text:p>
      <table:table table:style-name="Table14">
        <table:table-column table:style-name="TableColumn1400"/>
        <table:table-row table:style-name="TableRow1400">
          <table:table-cell table:style-name="TableCell140000">
            <text:p text:style-name="P217"><text:span text:style-name="T228">Precondiciones y Postcondiciones</text:span><text:span text:style-name="T229"/></text:p>
          </table:table-cell>
        </table:table-row>
        <table:table-row table:style-name="TableRow1401">
          <table:table-cell table:style-name="TableCell140100">
            <text:p text:style-name="P219"><text:span text:style-name="T230">Pre1:<text:s/></text:span><text:span text:style-name="T231">Hay en memoria un id de conversación idConversacion<text:s/></text:span><text:span text:style-name="T232"/></text:p>
            <text:p text:style-name="P219"><text:span text:style-name="T232">…</text:span></text:p>
            <text:p text:style-name="P220"><text:span text:style-name="T232">Post:<text:s/></text:span><text:span text:style-name="T233">Se listan los mensajes de una conversación, el campo visto de DtInfoMensaje se obtiene de la asociación todos los usuarios DtUsuarios que accedieron al mensaje como receptores.</text:span></text:p>
            <text:p text:style-name="P220"><text:span text:style-name="T233">Si el idConversacion corresponde a una conversación de grupo entonces la lista de mensajes es aquella que contiene los mensajes cuya fecha y hora de envío sea mayor o igual a la fecha y hora en que el usuario logeado fue añadido al grupo</text:span><text:span text:style-name="T234"/></text:p>
          </table:table-cell>
        </table:table-row>
      </table:table>
      <text:p text:style-name="P222"><text:span text:style-name="T234"/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224"><text:span text:style-name="T235">Nombre</text:span><text:span text:style-name="T236"/></text:p>
          </table:table-cell>
          <table:table-cell table:style-name="TableCell150001">
            <text:p text:style-name="P225"><text:span text:style-name="T237">Ver mensaje</text:span><text:span text:style-name="T238"/></text:p>
          </table:table-cell>
        </table:table-row>
        <table:table-row table:style-name="TableRow1501">
          <table:table-cell table:style-name="TableCell150100">
            <text:p text:style-name="P228"><text:span text:style-name="T239">Operación</text:span><text:span text:style-name="T240"/></text:p>
          </table:table-cell>
          <table:table-cell table:style-name="TableCell150101">
            <text:p text:style-name="P229"><text:span text:style-name="T241">marcarVisto(mensajes: Set(DtMensaje))</text:span><text:span text:style-name="T242"/></text:p>
          </table:table-cell>
        </table:table-row>
        <table:table-row table:style-name="TableRow1502">
          <table:table-cell table:style-name="TableCell150200">
            <text:p text:style-name="P232"><text:span text:style-name="T243">Entrada</text:span><text:span text:style-name="T244"/></text:p>
          </table:table-cell>
          <table:table-cell table:style-name="TableCell150201">
            <text:p text:style-name="P233"><text:span text:style-name="T245">numUserLog, mensaje : Set (DtMensaje)</text:span><text:span text:style-name="T246"/></text:p>
          </table:table-cell>
        </table:table-row>
        <table:table-row table:style-name="TableRow1503">
          <table:table-cell table:style-name="TableCell150300">
            <text:p text:style-name="P236"><text:span text:style-name="T247">Salida</text:span><text:span text:style-name="T248"/></text:p>
          </table:table-cell>
          <table:table-cell table:style-name="TableCell150301">
            <text:p text:style-name="P237"><text:span text:style-name="T249">-</text:span><text:span text:style-name="T250"/></text:p>
          </table:table-cell>
        </table:table-row>
        <table:table-row table:style-name="TableRow1504">
          <table:table-cell table:style-name="TableCell150400">
            <text:p text:style-name="P240"><text:span text:style-name="T251">Descripción</text:span><text:span text:style-name="T252"/></text:p>
          </table:table-cell>
          <table:table-cell table:style-name="TableCell150401">
            <text:p text:style-name="P241"><text:span text:style-name="T253">Marcar cada mensaje de la lista de mensajes como visto por el usuario numUserLog</text:span><text:span text:style-name="T254"/></text:p>
          </table:table-cell>
        </table:table-row>
        <table:table-row table:style-name="TableRow1505">
          <table:table-cell table:style-name="TableCell150500">
            <text:p text:style-name="P243"><text:span text:style-name="T255">Excepciones</text:span><text:span text:style-name="T256"/></text:p>
          </table:table-cell>
          <table:table-cell table:style-name="TableCell150501">
            <text:p text:style-name="P244"><text:span text:style-name="T257">1 - Si no se cumple pre1 el sistema lanza ExNoUserLogeado</text:span></text:p>
            <text:p text:style-name="P244"><text:span text:style-name="T257">2 - Si no hay una lista de mensajes el sistema lanza ExNoHayMensajes</text:span><text:span text:style-name="T258"/></text:p>
          </table:table-cell>
        </table:table-row>
      </table:table>
      <text:p text:style-name="P246"><text:span text:style-name="T258"/></text:p>
      <table:table table:style-name="Table16">
        <table:table-column table:style-name="TableColumn1600"/>
        <table:table-row table:style-name="TableRow1600">
          <table:table-cell table:style-name="TableCell160000">
            <text:p text:style-name="P248"><text:span text:style-name="T259">Precondiciones y Postcondiciones</text:span><text:span text:style-name="T260"/></text:p>
          </table:table-cell>
        </table:table-row>
        <table:table-row table:style-name="TableRow1601">
          <table:table-cell table:style-name="TableCell160100">
            <text:p text:style-name="P250"><text:span text:style-name="T261">Pre1: El usuario debe estar logeado.</text:span></text:p>
            <text:p text:style-name="P251"><text:span text:style-name="T261">Pre1:<text:s/></text:span><text:span text:style-name="T262">Tiene que haber en memoria una lista de mensajes de una conversación.</text:span></text:p>
            <text:p text:style-name="P252"><text:span text:style-name="T263">…</text:span></text:p>
            <text:p text:style-name="P252"><text:span text:style-name="T263">Post:<text:s/></text:span><text:span text:style-name="T264">Se marcan todos los mensajes de una conversación como vistos por el usuario logeado en la fecha y hora del sistema.</text:span><text:span text:style-name="T265"/></text:p>
          </table:table-cell>
        </table:table-row>
      </table:table>
      <text:p text:style-name="P254"><text:span text:style-name="T265"/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256"><text:span text:style-name="T266">Nombre</text:span><text:span text:style-name="T267"/></text:p>
          </table:table-cell>
          <table:table-cell table:style-name="TableCell170001">
            <text:p text:style-name="P257"><text:span text:style-name="T268">Ver mensaje</text:span><text:span text:style-name="T269"/></text:p>
          </table:table-cell>
        </table:table-row>
        <table:table-row table:style-name="TableRow1701">
          <table:table-cell table:style-name="TableCell170100">
            <text:p text:style-name="P260"><text:span text:style-name="T270">Operación</text:span><text:span text:style-name="T271"/></text:p>
          </table:table-cell>
          <table:table-cell table:style-name="TableCell170101">
            <text:p text:style-name="P261"><text:span text:style-name="T272">listarArchivadas(): Set(DtConversacion)</text:span><text:span text:style-name="T273"/></text:p>
          </table:table-cell>
        </table:table-row>
        <table:table-row table:style-name="TableRow1702">
          <table:table-cell table:style-name="TableCell170200">
            <text:p text:style-name="P263"><text:span text:style-name="T274">Entrada</text:span><text:span text:style-name="T275"/></text:p>
          </table:table-cell>
          <table:table-cell table:style-name="TableCell170201">
            <text:p text:style-name="P264"><text:span text:style-name="T276">numUserLog<text:s/></text:span><text:span text:style-name="T277">: int</text:span><text:span text:style-name="T278"/></text:p>
          </table:table-cell>
        </table:table-row>
        <table:table-row table:style-name="TableRow1703">
          <table:table-cell table:style-name="TableCell170300">
            <text:p text:style-name="P266"><text:span text:style-name="T279">Salida</text:span><text:span text:style-name="T280"/></text:p>
          </table:table-cell>
          <table:table-cell table:style-name="TableCell170301">
            <text:p text:style-name="P267"><text:span text:style-name="T281">Set(DtConversacion)</text:span><text:span text:style-name="T282"/></text:p>
          </table:table-cell>
        </table:table-row>
        <table:table-row table:style-name="TableRow1704">
          <table:table-cell table:style-name="TableCell170400">
            <text:p text:style-name="P269"><text:span text:style-name="T283">Descripción</text:span><text:span text:style-name="T284"/></text:p>
          </table:table-cell>
          <table:table-cell table:style-name="TableCell170401">
            <text:p text:style-name="P270"><text:span text:style-name="T285">Listar todas las conversacions archivadas del usuario logeado</text:span><text:span text:style-name="T286"/></text:p>
          </table:table-cell>
        </table:table-row>
        <table:table-row table:style-name="TableRow1705">
          <table:table-cell table:style-name="TableCell170500">
            <text:p text:style-name="P272"><text:span text:style-name="T287">Excepciones</text:span><text:span text:style-name="T288"/></text:p>
          </table:table-cell>
          <table:table-cell table:style-name="TableCell170501">
            <text:p text:style-name="P273"><text:span text:style-name="T289">1 - Si no se cumple pre1 el sistema lanza ExNoUserLogeado</text:span></text:p>
            <text:p text:style-name="P273"><text:span text:style-name="T289">2 - Si el resultado es vacio entonces el sistema lanza ExNoConversacionesArchivadas</text:span><text:span text:style-name="T290"/></text:p>
          </table:table-cell>
        </table:table-row>
      </table:table>
      <text:p text:style-name="P275"><text:span text:style-name="T290"/></text:p>
      <table:table table:style-name="Table18">
        <table:table-column table:style-name="TableColumn1800"/>
        <table:table-row table:style-name="TableRow1800">
          <table:table-cell table:style-name="TableCell180000">
            <text:p text:style-name="P277"><text:span text:style-name="T291">Precondiciones y Postcondiciones</text:span><text:span text:style-name="T292"/></text:p>
          </table:table-cell>
        </table:table-row>
        <table:table-row table:style-name="TableRow1801">
          <table:table-cell table:style-name="TableCell180100">
            <text:p text:style-name="P279"><text:span text:style-name="T293">Pre1: El usuario debe estar logeado.</text:span></text:p>
            <text:p text:style-name="P279"><text:span text:style-name="T293">…</text:span></text:p>
            <text:p text:style-name="P280"><text:span text:style-name="T293">Post:<text:s/></text:span><text:span text:style-name="T294">Se devuelve la lista de conversaciones archivadas del usuario logeado</text:span><text:span text:style-name="T295">.</text:span><text:span text:style-name="T296"/></text:p>
          </table:table-cell>
        </table:table-row>
      </table:table>
      <text:p text:style-name="P282"><text:span text:style-name="T296"/></text:p>
      <table:table table:style-name="Table19">
        <table:table-column table:style-name="TableColumn1900"/>
        <table:table-column table:style-name="TableColumn1901"/>
        <table:table-row table:style-name="TableRow1900">
          <table:table-cell table:style-name="TableCell190000">
            <text:p text:style-name="P284"><text:span text:style-name="T297">Nombre</text:span><text:span text:style-name="T298"/></text:p>
          </table:table-cell>
          <table:table-cell table:style-name="TableCell190001">
            <text:p text:style-name="P285"><text:span text:style-name="T299">Ver mensaje</text:span><text:span text:style-name="T300"/></text:p>
          </table:table-cell>
        </table:table-row>
        <table:table-row table:style-name="TableRow1901">
          <table:table-cell table:style-name="TableCell190100">
            <text:p text:style-name="P288"><text:span text:style-name="T301">Operación</text:span><text:span text:style-name="T302"/></text:p>
          </table:table-cell>
          <table:table-cell table:style-name="TableCell190101">
            <text:p text:style-name="P289"><text:span text:style-name="T303">obtenerInfoMensaje(codigo:string, mensajes:Set(DtMensaje)): Set(DtReceptor)</text:span><text:span text:style-name="T304"/></text:p>
          </table:table-cell>
        </table:table-row>
        <table:table-row table:style-name="TableRow1902">
          <table:table-cell table:style-name="TableCell190200">
            <text:p text:style-name="P292"><text:span text:style-name="T305">Entrada</text:span><text:span text:style-name="T306"/></text:p>
          </table:table-cell>
          <table:table-cell table:style-name="TableCell190201">
            <text:p text:style-name="P293"><text:span text:style-name="T307">codigo: string, numUserLog:int, mensajes : Set(DtMensaje)</text:span><text:span text:style-name="T308"/></text:p>
          </table:table-cell>
        </table:table-row>
        <table:table-row table:style-name="TableRow1903">
          <table:table-cell table:style-name="TableCell190300">
            <text:p text:style-name="P295"><text:span text:style-name="T309">Salida</text:span><text:span text:style-name="T310"/></text:p>
          </table:table-cell>
          <table:table-cell table:style-name="TableCell190301">
            <text:p text:style-name="P296"><text:span text:style-name="T311">Set(DtReceptor)</text:span><text:span text:style-name="T312"/></text:p>
          </table:table-cell>
        </table:table-row>
        <table:table-row table:style-name="TableRow1904">
          <table:table-cell table:style-name="TableCell190400">
            <text:p text:style-name="P298"><text:span text:style-name="T313">Descripción</text:span><text:span text:style-name="T314"/></text:p>
          </table:table-cell>
          <table:table-cell table:style-name="TableCell190401">
            <text:p text:style-name="P299"><text:span text:style-name="T315">Obtiene la informacion adicional de un mensaje</text:span><text:span text:style-name="T316"/></text:p>
          </table:table-cell>
        </table:table-row>
        <table:table-row table:style-name="TableRow1905">
          <table:table-cell table:style-name="TableCell190500">
            <text:p text:style-name="P301"><text:span text:style-name="T317">Excepciones</text:span><text:span text:style-name="T318"/></text:p>
          </table:table-cell>
          <table:table-cell table:style-name="TableCell190501">
            <text:p text:style-name="P302"><text:span text:style-name="T319">1 - Si no se cumple pre1 el sistema lanza ExNoUserLogeado</text:span></text:p>
            <text:p text:style-name="P302"><text:span text:style-name="T319">2 - Si el codigo ingresado no es valido el sistema lanza ExCodigoInvalido</text:span><text:span text:style-name="T320"/></text:p>
          </table:table-cell>
        </table:table-row>
      </table:table>
      <text:p text:style-name="P304"><text:span text:style-name="T320"/></text:p>
      <table:table table:style-name="Table20">
        <table:table-column table:style-name="TableColumn2000"/>
        <table:table-row table:style-name="TableRow2000">
          <table:table-cell table:style-name="TableCell200000">
            <text:p text:style-name="P306"><text:span text:style-name="T321">Precondiciones y Postcondiciones</text:span><text:span text:style-name="T322"/></text:p>
          </table:table-cell>
        </table:table-row>
        <table:table-row table:style-name="TableRow2001">
          <table:table-cell table:style-name="TableCell200100">
            <text:p text:style-name="P308"><text:span text:style-name="T323">Pre1: El usuario debe estar logeado.</text:span></text:p>
            <text:p text:style-name="P308"><text:span text:style-name="T323">Pre2: El mensaje con codigo igual a codigo debe ser un mensaje de la lsita mensajes.</text:span></text:p>
            <text:p text:style-name="P308"><text:span text:style-name="T323">…</text:span></text:p>
            <text:p text:style-name="P309"><text:span text:style-name="T323">Post: -</text:span><text:span text:style-name="T324"/></text:p>
          </table:table-cell>
        </table:table-row>
      </table:table>
      <text:p text:style-name="P311"><text:span text:style-name="T324"/></text:p>
      <table:table table:style-name="Table21">
        <table:table-column table:style-name="TableColumn2100"/>
        <table:table-column table:style-name="TableColumn2101"/>
        <table:table-row table:style-name="TableRow2100">
          <table:table-cell table:style-name="TableCell210000">
            <text:p text:style-name="P313"><text:span text:style-name="T325">Nombre</text:span><text:span text:style-name="T326"/></text:p>
          </table:table-cell>
          <table:table-cell table:style-name="TableCell210001">
            <text:p text:style-name="P314"><text:span text:style-name="T327">Ver mensaje</text:span><text:span text:style-name="T328"/></text:p>
          </table:table-cell>
        </table:table-row>
        <table:table-row table:style-name="TableRow2101">
          <table:table-cell table:style-name="TableCell210100">
            <text:p text:style-name="P317"><text:span text:style-name="T329">Operación</text:span><text:span text:style-name="T330"/></text:p>
          </table:table-cell>
          <table:table-cell table:style-name="TableCell210101">
            <text:p text:style-name="P318"><text:span text:style-name="T331">finalizarVerMensajes()</text:span><text:span text:style-name="T332"/></text:p>
          </table:table-cell>
        </table:table-row>
        <table:table-row table:style-name="TableRow2102">
          <table:table-cell table:style-name="TableCell210200">
            <text:p text:style-name="P320"><text:span text:style-name="T333">Entrada</text:span><text:span text:style-name="T334"/></text:p>
          </table:table-cell>
          <table:table-cell table:style-name="TableCell210201">
            <text:p text:style-name="P321"><text:span text:style-name="T335">-</text:span><text:span text:style-name="T336"/></text:p>
          </table:table-cell>
        </table:table-row>
        <table:table-row table:style-name="TableRow2103">
          <table:table-cell table:style-name="TableCell210300">
            <text:p text:style-name="P323"><text:span text:style-name="T337">Salida</text:span><text:span text:style-name="T338"/></text:p>
          </table:table-cell>
          <table:table-cell table:style-name="TableCell210301">
            <text:p text:style-name="P324"><text:span text:style-name="T339">-</text:span><text:span text:style-name="T340"/></text:p>
          </table:table-cell>
        </table:table-row>
        <table:table-row table:style-name="TableRow2104">
          <table:table-cell table:style-name="TableCell210400">
            <text:p text:style-name="P326"><text:span text:style-name="T341">Descripción</text:span><text:span text:style-name="T342"/></text:p>
          </table:table-cell>
          <table:table-cell table:style-name="TableCell210401">
            <text:p text:style-name="P327"><text:span text:style-name="T343">Finalizar el caso de uso de ver mensajes liberando la memoria correspondiente</text:span><text:span text:style-name="T344"/></text:p>
          </table:table-cell>
        </table:table-row>
        <table:table-row table:style-name="TableRow2105">
          <table:table-cell table:style-name="TableCell210500">
            <text:p text:style-name="P329"><text:span text:style-name="T345">Excepciones</text:span><text:span text:style-name="T346"/></text:p>
          </table:table-cell>
          <table:table-cell table:style-name="TableCell210501">
            <text:p text:style-name="P330"><text:span text:style-name="T347">-</text:span><text:span text:style-name="T348"/></text:p>
          </table:table-cell>
        </table:table-row>
      </table:table>
      <text:p text:style-name="P332"><text:span text:style-name="T348"/></text:p>
      <table:table table:style-name="Table22">
        <table:table-column table:style-name="TableColumn2200"/>
        <table:table-row table:style-name="TableRow2200">
          <table:table-cell table:style-name="TableCell220000">
            <text:p text:style-name="P334"><text:span text:style-name="T349">Precondiciones y Postcondiciones</text:span><text:span text:style-name="T350"/></text:p>
          </table:table-cell>
        </table:table-row>
        <table:table-row table:style-name="TableRow2201">
          <table:table-cell table:style-name="TableCell220100">
            <text:p text:style-name="P337"><text:span text:style-name="T351">Pre: -</text:span></text:p>
            <text:p text:style-name="P337"><text:span text:style-name="T351">…</text:span></text:p>
            <text:p text:style-name="P338"><text:span text:style-name="T351">Post:<text:s/></text:span><text:span text:style-name="T352">Se libera la memoria asociada a la opcion selecciodada y el id de conversacion.</text:span><text:span text:style-name="T353"/></text:p>
          </table:table-cell>
        </table:table-row>
      </table:table>
      <text:p text:style-name="P340"><text:span text:style-name="T353"/></text:p>
      <table:table table:style-name="Table23">
        <table:table-column table:style-name="TableColumn2300"/>
        <table:table-column table:style-name="TableColumn2301"/>
        <table:table-row table:style-name="TableRow2300">
          <table:table-cell table:style-name="TableCell230000">
            <text:p text:style-name="P342"><text:span text:style-name="T355">Nombre</text:span><text:span text:style-name="T356"/></text:p>
          </table:table-cell>
          <table:table-cell table:style-name="TableCell230001">
            <text:p text:style-name="P343"><text:span text:style-name="T357">Eliminar mensaje</text:span><text:span text:style-name="T358"/></text:p>
          </table:table-cell>
        </table:table-row>
        <table:table-row table:style-name="TableRow2301">
          <table:table-cell table:style-name="TableCell230100">
            <text:p text:style-name="P346"><text:span text:style-name="T359">Operación</text:span><text:span text:style-name="T360"/></text:p>
          </table:table-cell>
          <table:table-cell table:style-name="TableCell230101">
            <text:p text:style-name="P347"><text:span text:style-name="T361">finalizarEliminarMensaje()</text:span><text:span text:style-name="T362"/></text:p>
          </table:table-cell>
        </table:table-row>
        <table:table-row table:style-name="TableRow2302">
          <table:table-cell table:style-name="TableCell230200">
            <text:p text:style-name="P350"><text:span text:style-name="T363">Entrada</text:span><text:span text:style-name="T364"/></text:p>
          </table:table-cell>
          <table:table-cell table:style-name="TableCell230201">
            <text:p text:style-name="P351"><text:span text:style-name="T365">-</text:span><text:span text:style-name="T366"/></text:p>
          </table:table-cell>
        </table:table-row>
        <table:table-row table:style-name="TableRow2303">
          <table:table-cell table:style-name="TableCell230300">
            <text:p text:style-name="P353"><text:span text:style-name="T367">Salida</text:span><text:span text:style-name="T368"/></text:p>
          </table:table-cell>
          <table:table-cell table:style-name="TableCell230301">
            <text:p text:style-name="P354"><text:span text:style-name="T369">-</text:span><text:span text:style-name="T370"/></text:p>
          </table:table-cell>
        </table:table-row>
        <table:table-row table:style-name="TableRow2304">
          <table:table-cell table:style-name="TableCell230400">
            <text:p text:style-name="P356"><text:span text:style-name="T371">Descripción</text:span><text:span text:style-name="T372"/></text:p>
          </table:table-cell>
          <table:table-cell table:style-name="TableCell230401">
            <text:p text:style-name="P357"><text:span text:style-name="T373">Finalizar el caso de uso de eliminar mensajes liberando la memoria correspondiente</text:span><text:span text:style-name="T374"/></text:p>
          </table:table-cell>
        </table:table-row>
        <table:table-row table:style-name="TableRow2305">
          <table:table-cell table:style-name="TableCell230500">
            <text:p text:style-name="P359"><text:span text:style-name="T375">Excepciones</text:span><text:span text:style-name="T376"/></text:p>
          </table:table-cell>
          <table:table-cell table:style-name="TableCell230501">
            <text:p text:style-name="P360"><text:span text:style-name="T377">-</text:span><text:span text:style-name="T378"/></text:p>
          </table:table-cell>
        </table:table-row>
      </table:table>
      <text:p text:style-name="P362"><text:span text:style-name="T378"/></text:p>
      <table:table table:style-name="Table24">
        <table:table-column table:style-name="TableColumn2400"/>
        <table:table-row table:style-name="TableRow2400">
          <table:table-cell table:style-name="TableCell240000">
            <text:p text:style-name="P364"><text:span text:style-name="T379">Precondiciones y Postcondiciones</text:span><text:span text:style-name="T380"/></text:p>
          </table:table-cell>
        </table:table-row>
        <table:table-row table:style-name="TableRow2401">
          <table:table-cell table:style-name="TableCell240100">
            <text:p text:style-name="P367"><text:span text:style-name="T381">Pre: -</text:span></text:p>
            <text:p text:style-name="P367"><text:span text:style-name="T381">…</text:span></text:p>
            <text:p text:style-name="P368"><text:span text:style-name="T381">Post:<text:s/></text:span><text:span text:style-name="T382">Se libera la memoria asociada a la opcion selecciodada y el id de conversacion.</text:span><text:span text:style-name="T383"/></text:p>
          </table:table-cell>
        </table:table-row>
      </table:table>
      <text:p text:style-name="P370"><text:span text:style-name="T383"/></text:p>
      <table:table table:style-name="Table25">
        <table:table-column table:style-name="TableColumn2500"/>
        <table:table-column table:style-name="TableColumn2501"/>
        <table:table-row table:style-name="TableRow2500">
          <table:table-cell table:style-name="TableCell250000">
            <text:p text:style-name="P372"><text:span text:style-name="T384">Nombre</text:span><text:span text:style-name="T385"/></text:p>
          </table:table-cell>
          <table:table-cell table:style-name="TableCell250001">
            <text:p text:style-name="P373"><text:span text:style-name="T386">Ver mensaje</text:span><text:span text:style-name="T387"/></text:p>
          </table:table-cell>
        </table:table-row>
        <table:table-row table:style-name="TableRow2501">
          <table:table-cell table:style-name="TableCell250100">
            <text:p text:style-name="P376"><text:span text:style-name="T388">Operación</text:span><text:span text:style-name="T389"/></text:p>
          </table:table-cell>
          <table:table-cell table:style-name="TableCell250101">
            <text:p text:style-name="P377"><text:span text:style-name="T390">eliminarMensaje(codigo:string, mensajes: Set(DtMensaje))</text:span><text:span text:style-name="T391"/></text:p>
          </table:table-cell>
        </table:table-row>
        <table:table-row table:style-name="TableRow2502">
          <table:table-cell table:style-name="TableCell250200">
            <text:p text:style-name="P380"><text:span text:style-name="T392">Entrada</text:span><text:span text:style-name="T393"/></text:p>
          </table:table-cell>
          <table:table-cell table:style-name="TableCell250201">
            <text:p text:style-name="P381"><text:span text:style-name="T394">codigo : string, mensajes: Set(DtMensaje)</text:span><text:span text:style-name="T395"/></text:p>
          </table:table-cell>
        </table:table-row>
        <table:table-row table:style-name="TableRow2503">
          <table:table-cell table:style-name="TableCell250300">
            <text:p text:style-name="P383"><text:span text:style-name="T396">Salida</text:span><text:span text:style-name="T397"/></text:p>
          </table:table-cell>
          <table:table-cell table:style-name="TableCell250301">
            <text:p text:style-name="P384"><text:span text:style-name="T398">-</text:span><text:span text:style-name="T399"/></text:p>
          </table:table-cell>
        </table:table-row>
        <table:table-row table:style-name="TableRow2504">
          <table:table-cell table:style-name="TableCell250400">
            <text:p text:style-name="P386"><text:span text:style-name="T400">Descripción</text:span><text:span text:style-name="T401"/></text:p>
          </table:table-cell>
          <table:table-cell table:style-name="TableCell250401">
            <text:p text:style-name="P387"><text:span text:style-name="T402">Elimina el mensaje de la lista de mensajes</text:span><text:span text:style-name="T403"/></text:p>
          </table:table-cell>
        </table:table-row>
        <table:table-row table:style-name="TableRow2505">
          <table:table-cell table:style-name="TableCell250500">
            <text:p text:style-name="P390"><text:span text:style-name="T404">Excepciones</text:span><text:span text:style-name="T405"/></text:p>
          </table:table-cell>
          <table:table-cell table:style-name="TableCell250501">
            <text:p text:style-name="P391"><text:span text:style-name="T406">1 - Si no se cumple pre1 el sistema lanza ExCodigoInvalido</text:span></text:p>
            <text:p text:style-name="P391"><text:span text:style-name="T406">2 - Si no hay una lista de mensajes el sistema lanza ExNoHayMensajes</text:span><text:span text:style-name="T407"/></text:p>
          </table:table-cell>
        </table:table-row>
      </table:table>
      <text:p text:style-name="P393"><text:span text:style-name="T407"/></text:p>
      <table:table table:style-name="Table26">
        <table:table-column table:style-name="TableColumn2600"/>
        <table:table-row table:style-name="TableRow2600">
          <table:table-cell table:style-name="TableCell260000">
            <text:p text:style-name="P395"><text:span text:style-name="T408">Precondiciones y Postcondiciones</text:span><text:span text:style-name="T409"/></text:p>
          </table:table-cell>
        </table:table-row>
        <table:table-row table:style-name="TableRow2601">
          <table:table-cell table:style-name="TableCell260100">
            <text:p text:style-name="P398"><text:span text:style-name="T410">Pre1: El codigo debe ser un codigo valido</text:span></text:p>
            <text:p text:style-name="P398"><text:span text:style-name="T410">…</text:span></text:p>
            <text:p text:style-name="P399"><text:span text:style-name="T410">Post:<text:s/></text:span><text:span text:style-name="T411">Se libera la memoria asociada a la opcion selecciodada y el id de conversacion.</text:span><text:span text:style-name="T412"/></text:p>
          </table:table-cell>
        </table:table-row>
      </table:table>
      <text:p text:style-name="P401"><text:span text:style-name="T412"/></text:p>
      <table:table table:style-name="Table27">
        <table:table-column table:style-name="TableColumn2700"/>
        <table:table-column table:style-name="TableColumn2701"/>
        <table:table-row table:style-name="TableRow2700">
          <table:table-cell table:style-name="TableCell270000">
            <text:p text:style-name="P403"><text:span text:style-name="T414">Nombre</text:span><text:span text:style-name="T415"/></text:p>
          </table:table-cell>
          <table:table-cell table:style-name="TableCell270001">
            <text:p text:style-name="P404"><text:span text:style-name="T416">Ver mensaje</text:span><text:span text:style-name="T417"/></text:p>
          </table:table-cell>
        </table:table-row>
        <table:table-row table:style-name="TableRow2701">
          <table:table-cell table:style-name="TableCell270100">
            <text:p text:style-name="P407"><text:span text:style-name="T418">Operación</text:span><text:span text:style-name="T419"/></text:p>
          </table:table-cell>
          <table:table-cell table:style-name="TableCell270101">
            <text:p text:style-name="P408"><text:span text:style-name="T420">listarOpciones()</text:span><text:span text:style-name="T421">: Set(Opcion)</text:span><text:span text:style-name="T422"/></text:p>
          </table:table-cell>
        </table:table-row>
        <table:table-row table:style-name="TableRow2702">
          <table:table-cell table:style-name="TableCell270200">
            <text:p text:style-name="P411"><text:span text:style-name="T423">Entrada</text:span><text:span text:style-name="T424"/></text:p>
          </table:table-cell>
          <table:table-cell table:style-name="TableCell270201">
            <text:p text:style-name="P412"><text:span text:style-name="T425">-</text:span><text:span text:style-name="T426"/></text:p>
          </table:table-cell>
        </table:table-row>
        <table:table-row table:style-name="TableRow2703">
          <table:table-cell table:style-name="TableCell270300">
            <text:p text:style-name="P414"><text:span text:style-name="T427">Salida</text:span><text:span text:style-name="T428"/></text:p>
          </table:table-cell>
          <table:table-cell table:style-name="TableCell270301">
            <text:p text:style-name="P415"><text:span text:style-name="T429">Set(Opcion)</text:span><text:span text:style-name="T430"/></text:p>
          </table:table-cell>
        </table:table-row>
        <table:table-row table:style-name="TableRow2704">
          <table:table-cell table:style-name="TableCell270400">
            <text:p text:style-name="P417"><text:span text:style-name="T431">Descripción</text:span><text:span text:style-name="T432"/></text:p>
          </table:table-cell>
          <table:table-cell table:style-name="TableCell270401">
            <text:p text:style-name="P418"><text:span text:style-name="T433">Retorna una lista de opciones que el usuario puede elegir</text:span><text:span text:style-name="T434"/></text:p>
          </table:table-cell>
        </table:table-row>
        <table:table-row table:style-name="TableRow2705">
          <table:table-cell table:style-name="TableCell270500">
            <text:p text:style-name="P421"><text:span text:style-name="T435">Excepciones</text:span><text:span text:style-name="T436"/></text:p>
          </table:table-cell>
          <table:table-cell table:style-name="TableCell270501">
            <text:p text:style-name="P422"><text:span text:style-name="T437">-</text:span><text:span text:style-name="T438"/></text:p>
          </table:table-cell>
        </table:table-row>
      </table:table>
      <text:p text:style-name="P424"><text:span text:style-name="T438"/></text:p>
      <table:table table:style-name="Table28">
        <table:table-column table:style-name="TableColumn2800"/>
        <table:table-row table:style-name="TableRow2800">
          <table:table-cell table:style-name="TableCell280000">
            <text:p text:style-name="P426"><text:span text:style-name="T439">Precondiciones y Postcondiciones</text:span><text:span text:style-name="T440"/></text:p>
          </table:table-cell>
        </table:table-row>
        <table:table-row table:style-name="TableRow2801">
          <table:table-cell table:style-name="TableCell280100">
            <text:p text:style-name="P429"><text:span text:style-name="T441">Pre: -</text:span></text:p>
            <text:p text:style-name="P429"><text:span text:style-name="T441">…</text:span></text:p>
            <text:p text:style-name="P430"><text:span text:style-name="T441">Post:<text:s/></text:span><text:span text:style-name="T442">-</text:span><text:span text:style-name="T443"/></text:p>
          </table:table-cell>
        </table:table-row>
      </table:table>
      <text:p text:style-name="P432"><text:span text:style-name="T443"/></text:p>
      <table:table table:style-name="Table29">
        <table:table-column table:style-name="TableColumn2900"/>
        <table:table-column table:style-name="TableColumn2901"/>
        <table:table-row table:style-name="TableRow2900">
          <table:table-cell table:style-name="TableCell290000">
            <text:p text:style-name="P434"><text:span text:style-name="T445">Nombre</text:span><text:span text:style-name="T446"/></text:p>
          </table:table-cell>
          <table:table-cell table:style-name="TableCell290001">
            <text:p text:style-name="P435"><text:span text:style-name="T447">Ver mensaje</text:span><text:span text:style-name="T448"/></text:p>
          </table:table-cell>
        </table:table-row>
        <table:table-row table:style-name="TableRow2901">
          <table:table-cell table:style-name="TableCell290100">
            <text:p text:style-name="P438"><text:span text:style-name="T449">Operación</text:span><text:span text:style-name="T450"/></text:p>
          </table:table-cell>
          <table:table-cell table:style-name="TableCell290101">
            <text:p text:style-name="P439"><text:span text:style-name="T451">elegirOpcion(opcion : DtOpcion)</text:span><text:span text:style-name="T452"/></text:p>
          </table:table-cell>
        </table:table-row>
        <table:table-row table:style-name="TableRow2902">
          <table:table-cell table:style-name="TableCell290200">
            <text:p text:style-name="P442"><text:span text:style-name="T453">Entrada</text:span><text:span text:style-name="T454"/></text:p>
          </table:table-cell>
          <table:table-cell table:style-name="TableCell290201">
            <text:p text:style-name="P443"><text:span text:style-name="T455">parametro opcion de tipo DtOpcion</text:span><text:span text:style-name="T456"/></text:p>
          </table:table-cell>
        </table:table-row>
        <table:table-row table:style-name="TableRow2903">
          <table:table-cell table:style-name="TableCell290300">
            <text:p text:style-name="P445"><text:span text:style-name="T457">Salida</text:span><text:span text:style-name="T458"/></text:p>
          </table:table-cell>
          <table:table-cell table:style-name="TableCell290301">
            <text:p text:style-name="P446"><text:span text:style-name="T459">-</text:span><text:span text:style-name="T460"/></text:p>
          </table:table-cell>
        </table:table-row>
        <table:table-row table:style-name="TableRow2904">
          <table:table-cell table:style-name="TableCell290400">
            <text:p text:style-name="P448"><text:span text:style-name="T461">Descripción</text:span><text:span text:style-name="T462"/></text:p>
          </table:table-cell>
          <table:table-cell table:style-name="TableCell290401">
            <text:p text:style-name="P449"><text:span text:style-name="T463">Recibe una opcion seleccionada por el usuario, la cual es alamaceda en la memoria del sistema</text:span><text:span text:style-name="T464"/></text:p>
          </table:table-cell>
        </table:table-row>
        <table:table-row table:style-name="TableRow2905">
          <table:table-cell table:style-name="TableCell290500">
            <text:p text:style-name="P452"><text:span text:style-name="T465">Excepciones</text:span><text:span text:style-name="T466"/></text:p>
          </table:table-cell>
          <table:table-cell table:style-name="TableCell290501">
            <text:p text:style-name="P453"><text:span text:style-name="T467">1 - Si no se cumple pre1 el sistema lanza ExInvalidOpcion</text:span><text:span text:style-name="T468"/></text:p>
          </table:table-cell>
        </table:table-row>
      </table:table>
      <text:p text:style-name="P455"><text:span text:style-name="T468"/></text:p>
      <table:table table:style-name="Table30">
        <table:table-column table:style-name="TableColumn3000"/>
        <table:table-row table:style-name="TableRow3000">
          <table:table-cell table:style-name="TableCell300000">
            <text:p text:style-name="P457"><text:span text:style-name="T469">Precondiciones y Postcondiciones</text:span><text:span text:style-name="T470"/></text:p>
          </table:table-cell>
        </table:table-row>
        <table:table-row table:style-name="TableRow3001">
          <table:table-cell table:style-name="TableCell300100">
            <text:p text:style-name="P460"><text:span text:style-name="T471">Pre1: La opcion ingresada debe ser valida</text:span></text:p>
            <text:p text:style-name="P460"><text:span text:style-name="T471">…</text:span></text:p>
            <text:p text:style-name="P461"><text:span text:style-name="T471">Post:<text:s/></text:span><text:span text:style-name="T472">-</text:span><text:span text:style-name="T473"/></text:p>
          </table:table-cell>
        </table:table-row>
      </table:table>
      <text:p text:style-name="P463"><text:span text:style-name="T473"/></text:p>
      <table:table table:style-name="Table31">
        <table:table-column table:style-name="TableColumn3100"/>
        <table:table-column table:style-name="TableColumn3101"/>
        <table:table-row table:style-name="TableRow3100">
          <table:table-cell table:style-name="TableCell310000">
            <text:p text:style-name="P465"><text:span text:style-name="T475">Nombre</text:span><text:span text:style-name="T476"/></text:p>
          </table:table-cell>
          <table:table-cell table:style-name="TableCell310001">
            <text:p text:style-name="P466"><text:span text:style-name="T477">Eliminar mensaje</text:span><text:span text:style-name="T478"/></text:p>
          </table:table-cell>
        </table:table-row>
        <table:table-row table:style-name="TableRow3101">
          <table:table-cell table:style-name="TableCell310100">
            <text:p text:style-name="P469"><text:span text:style-name="T479">Operación</text:span><text:span text:style-name="T480"/></text:p>
          </table:table-cell>
          <table:table-cell table:style-name="TableCell310101">
            <text:p text:style-name="P470"><text:span text:style-name="T480">cantidadArchivadas()</text:span></text:p>
          </table:table-cell>
        </table:table-row>
        <table:table-row table:style-name="TableRow3102">
          <table:table-cell table:style-name="TableCell310200">
            <text:p text:style-name="P473"><text:span text:style-name="T481">Referncia</text:span><text:span text:style-name="T482"/></text:p>
          </table:table-cell>
          <table:table-cell table:style-name="TableCell310201">
            <text:p text:style-name="P474"><text:span text:style-name="T482">cantidadArchivadas() de Ver Mensajes</text:span></text:p>
          </table:table-cell>
        </table:table-row>
      </table:table>
      <text:p text:style-name="P476"><text:span text:style-name="T482"/></text:p>
      <table:table table:style-name="Table32">
        <table:table-column table:style-name="TableColumn3200"/>
        <table:table-column table:style-name="TableColumn3201"/>
        <table:table-row table:style-name="TableRow3200">
          <table:table-cell table:style-name="TableCell320000">
            <text:p text:style-name="P478"><text:span text:style-name="T484">Nombre</text:span><text:span text:style-name="T485"/></text:p>
          </table:table-cell>
          <table:table-cell table:style-name="TableCell320001">
            <text:p text:style-name="P479"><text:span text:style-name="T486">Eliminar mensaje</text:span><text:span text:style-name="T487"/></text:p>
          </table:table-cell>
        </table:table-row>
        <table:table-row table:style-name="TableRow3201">
          <table:table-cell table:style-name="TableCell320100">
            <text:p text:style-name="P482"><text:span text:style-name="T488">Operación</text:span><text:span text:style-name="T489"/></text:p>
          </table:table-cell>
          <table:table-cell table:style-name="TableCell320101">
            <text:p text:style-name="P483"><text:span text:style-name="T489">listarConversacionesActivas()</text:span></text:p>
          </table:table-cell>
        </table:table-row>
        <table:table-row table:style-name="TableRow3202">
          <table:table-cell table:style-name="TableCell320200">
            <text:p text:style-name="P486"><text:span text:style-name="T490">Referncia</text:span><text:span text:style-name="T491"/></text:p>
          </table:table-cell>
          <table:table-cell table:style-name="TableCell320201">
            <text:p text:style-name="P487"><text:span text:style-name="T491">listarConversacionesActivas() de Ver Mensajes</text:span></text:p>
          </table:table-cell>
        </table:table-row>
      </table:table>
      <text:p text:style-name="P489"><text:span text:style-name="T491"/></text:p>
      <table:table table:style-name="Table33">
        <table:table-column table:style-name="TableColumn3300"/>
        <table:table-column table:style-name="TableColumn3301"/>
        <table:table-row table:style-name="TableRow3300">
          <table:table-cell table:style-name="TableCell330000">
            <text:p text:style-name="P491"><text:span text:style-name="T493">Nombre</text:span><text:span text:style-name="T494"/></text:p>
          </table:table-cell>
          <table:table-cell table:style-name="TableCell330001">
            <text:p text:style-name="P492"><text:span text:style-name="T495">Eliminar mensaje</text:span><text:span text:style-name="T496"/></text:p>
          </table:table-cell>
        </table:table-row>
        <table:table-row table:style-name="TableRow3301">
          <table:table-cell table:style-name="TableCell330100">
            <text:p text:style-name="P495"><text:span text:style-name="T497">Operación</text:span><text:span text:style-name="T498"/></text:p>
          </table:table-cell>
          <table:table-cell table:style-name="TableCell330101">
            <text:p text:style-name="P496"><text:span text:style-name="T498">listarOpciones()</text:span></text:p>
          </table:table-cell>
        </table:table-row>
        <table:table-row table:style-name="TableRow3302">
          <table:table-cell table:style-name="TableCell330200">
            <text:p text:style-name="P499"><text:span text:style-name="T499">Referncia</text:span><text:span text:style-name="T500"/></text:p>
          </table:table-cell>
          <table:table-cell table:style-name="TableCell330201">
            <text:p text:style-name="P500"><text:span text:style-name="T500">listarOpciones() de Ver Mensajes</text:span></text:p>
          </table:table-cell>
        </table:table-row>
      </table:table>
      <text:p text:style-name="P502"><text:span text:style-name="T500"/></text:p>
      <table:table table:style-name="Table34">
        <table:table-column table:style-name="TableColumn3400"/>
        <table:table-column table:style-name="TableColumn3401"/>
        <table:table-row table:style-name="TableRow3400">
          <table:table-cell table:style-name="TableCell340000">
            <text:p text:style-name="P504"><text:span text:style-name="T502">Nombre</text:span><text:span text:style-name="T503"/></text:p>
          </table:table-cell>
          <table:table-cell table:style-name="TableCell340001">
            <text:p text:style-name="P505"><text:span text:style-name="T504">Eliminar mensaje</text:span><text:span text:style-name="T505"/></text:p>
          </table:table-cell>
        </table:table-row>
        <table:table-row table:style-name="TableRow3401">
          <table:table-cell table:style-name="TableCell340100">
            <text:p text:style-name="P508"><text:span text:style-name="T506">Operación</text:span><text:span text:style-name="T507"/></text:p>
          </table:table-cell>
          <table:table-cell table:style-name="TableCell340101">
            <text:p text:style-name="P509"><text:span text:style-name="T507">elegirOpcion() </text:span></text:p>
          </table:table-cell>
        </table:table-row>
        <table:table-row table:style-name="TableRow3402">
          <table:table-cell table:style-name="TableCell340200">
            <text:p text:style-name="P512"><text:span text:style-name="T508">Referncia</text:span><text:span text:style-name="T509"/></text:p>
          </table:table-cell>
          <table:table-cell table:style-name="TableCell340201">
            <text:p text:style-name="P513"><text:span text:style-name="T509">elegirOpcion() de Ver Mensajes</text:span></text:p>
          </table:table-cell>
        </table:table-row>
      </table:table>
      <text:p text:style-name="P515"><text:span text:style-name="T509"/></text:p>
      <table:table table:style-name="Table35">
        <table:table-column table:style-name="TableColumn3500"/>
        <table:table-column table:style-name="TableColumn3501"/>
        <table:table-row table:style-name="TableRow3500">
          <table:table-cell table:style-name="TableCell350000">
            <text:p text:style-name="P517"><text:span text:style-name="T511">Nombre</text:span><text:span text:style-name="T512"/></text:p>
          </table:table-cell>
          <table:table-cell table:style-name="TableCell350001">
            <text:p text:style-name="P518"><text:span text:style-name="T513">Eliminar mensaje</text:span><text:span text:style-name="T514"/></text:p>
          </table:table-cell>
        </table:table-row>
        <table:table-row table:style-name="TableRow3501">
          <table:table-cell table:style-name="TableCell350100">
            <text:p text:style-name="P521"><text:span text:style-name="T515">Operación</text:span><text:span text:style-name="T516"/></text:p>
          </table:table-cell>
          <table:table-cell table:style-name="TableCell350101">
            <text:p text:style-name="P522"><text:span text:style-name="T516">ingresarIdConversacion() </text:span></text:p>
          </table:table-cell>
        </table:table-row>
        <table:table-row table:style-name="TableRow3502">
          <table:table-cell table:style-name="TableCell350200">
            <text:p text:style-name="P525"><text:span text:style-name="T517">Referncia</text:span><text:span text:style-name="T518"/></text:p>
          </table:table-cell>
          <table:table-cell table:style-name="TableCell350201">
            <text:p text:style-name="P526"><text:span text:style-name="T518">ingresarIdConversacion() de Ver Mensajes</text:span></text:p>
          </table:table-cell>
        </table:table-row>
      </table:table>
      <text:p text:style-name="P528"><text:span text:style-name="T518"/></text:p>
      <table:table table:style-name="Table36">
        <table:table-column table:style-name="TableColumn3600"/>
        <table:table-column table:style-name="TableColumn3601"/>
        <table:table-row table:style-name="TableRow3600">
          <table:table-cell table:style-name="TableCell360000">
            <text:p text:style-name="P530"><text:span text:style-name="T520">Nombre</text:span><text:span text:style-name="T521"/></text:p>
          </table:table-cell>
          <table:table-cell table:style-name="TableCell360001">
            <text:p text:style-name="P531"><text:span text:style-name="T522">Eliminar mensaje</text:span><text:span text:style-name="T523"/></text:p>
          </table:table-cell>
        </table:table-row>
        <table:table-row table:style-name="TableRow3601">
          <table:table-cell table:style-name="TableCell360100">
            <text:p text:style-name="P534"><text:span text:style-name="T524">Operación</text:span><text:span text:style-name="T525"/></text:p>
          </table:table-cell>
          <table:table-cell table:style-name="TableCell360101">
            <text:p text:style-name="P535"><text:span text:style-name="T525">mensajesConversacion() </text:span></text:p>
          </table:table-cell>
        </table:table-row>
        <table:table-row table:style-name="TableRow3602">
          <table:table-cell table:style-name="TableCell360200">
            <text:p text:style-name="P538"><text:span text:style-name="T526">Referncia</text:span><text:span text:style-name="T527"/></text:p>
          </table:table-cell>
          <table:table-cell table:style-name="TableCell360201">
            <text:p text:style-name="P539"><text:span text:style-name="T527">mensajesConversacion() de Ver Mensajes</text:span></text:p>
          </table:table-cell>
        </table:table-row>
      </table:table>
      <text:p text:style-name="P541"><text:span text:style-name="T5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